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31" table:default-cell-style-name="Default"/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^2</text:p>
          </table:table-cell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173.228" calcext:value-type="float">
            <text:p>1173.228</text:p>
          </table:table-cell>
          <table:table-cell office:value-type="float" office:value="0.00222975" calcext:value-type="float">
            <text:p>0.00222975</text:p>
          </table:table-cell>
          <table:table-cell office:value-type="float" office:value="0.00002253" calcext:value-type="float">
            <text:p>0.00002253</text:p>
          </table:table-cell>
          <table:table-cell/>
          <table:table-cell table:formula="of:=0*[.C2]/[.D2]" office:value-type="float" office:value="0" calcext:value-type="float">
            <text:p>0</text:p>
          </table:table-cell>
          <table:table-cell table:formula="of:=[.C2]/[.D2]" office:value-type="float" office:value="98.9680426098535" calcext:value-type="float">
            <text:p>98.9680426099</text:p>
          </table:table-cell>
          <table:table-cell table:formula="of:=LN([.B2])*[.C2]/[.D2]" office:value-type="float" office:value="699.458046804772" calcext:value-type="float">
            <text:p>699.4580468048</text:p>
          </table:table-cell>
          <table:table-cell table:formula="of:=LN([.B2])^2*[.C2]/[.D2]" office:value-type="float" office:value="4943.42968031214" calcext:value-type="float">
            <text:p>4943.42968031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92.643021805303" calcext:value-type="float">
            <text:p>192.6430218053</text:p>
          </table:table-cell>
          <table:table-cell/>
          <table:table-cell office:value-type="float" office:value="-1.22055538400697" calcext:value-type="float">
            <text:p>-1.2205553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32.492" calcext:value-type="float">
            <text:p>1332.492</text:p>
          </table:table-cell>
          <table:table-cell office:value-type="float" office:value="0.00203513" calcext:value-type="float">
            <text:p>0.00203513</text:p>
          </table:table-cell>
          <table:table-cell office:value-type="float" office:value="0.00002056" calcext:value-type="float">
            <text:p>0.00002056</text:p>
          </table:table-cell>
          <table:table-cell/>
          <table:table-cell table:formula="of:=0*[.C3]/[.D3]" office:value-type="float" office:value="0" calcext:value-type="float">
            <text:p>0</text:p>
          </table:table-cell>
          <table:table-cell table:formula="of:=[.C3]/[.D3]" office:value-type="float" office:value="98.9849221789883" calcext:value-type="float">
            <text:p>98.984922179</text:p>
          </table:table-cell>
          <table:table-cell table:formula="of:=LN([.B3])*[.C3]/[.D3]" office:value-type="float" office:value="712.177327075316" calcext:value-type="float">
            <text:p>712.1773270753</text:p>
          </table:table-cell>
          <table:table-cell table:formula="of:=LN([.B3])^2*[.C3]/[.D3]" office:value-type="float" office:value="5123.97781434842" calcext:value-type="float">
            <text:p>5123.97781434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-1.75613965207312" calcext:value-type="float">
            <text:p>-1.75613965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1.777" calcext:value-type="float">
            <text:p>121.777</text:p>
          </table:table-cell>
          <table:table-cell office:value-type="float" office:value="4.43" calcext:value-type="float">
            <text:p>4.4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(LN([.B4])-LN([.$P$2]))^2*[.C4]/[.D4]" office:value-type="float" office:value="46.594161235015" calcext:value-type="float">
            <text:p>46.594161235</text:p>
          </table:table-cell>
          <table:table-cell table:formula="of:=[.C4]/[.D4]" office:value-type="float" office:value="221.5" calcext:value-type="float">
            <text:p>221.5</text:p>
          </table:table-cell>
          <table:table-cell table:formula="of:=LN([.B4])*[.C4]/[.D4]" office:value-type="float" office:value="1063.68541797874" calcext:value-type="float">
            <text:p>1063.6854179788</text:p>
          </table:table-cell>
          <table:table-cell table:formula="of:=LN([.$P$2])*(2*LN([.B4])-LN([.$P$2]))*[.C4]/[.D4]" office:value-type="float" office:value="5061.426915156" calcext:value-type="float">
            <text:p>5061.426915156</text:p>
          </table:table-cell>
          <table:table-cell table:formula="of:=2*(LN([.$P$2])-LN([.B4]))*([.$R$2]-[.$R$5])*[.C4]/[.D4]" office:value-type="float" office:value="-243.634918742781" calcext:value-type="float">
            <text:p>-243.6349187428</text:p>
          </table:table-cell>
          <table:table-cell table:formula="of:=[.C4]/[.D4]" office:value-type="float" office:value="221.5" calcext:value-type="float">
            <text:p>22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-0.463379976939542" calcext:value-type="float">
            <text:p>-0.4633799769</text:p>
          </table:table-cell>
          <table:table-cell table:number-columns-repeated="4"/>
          <table:table-cell table:formula="of:=[.B4]" office:value-type="float" office:value="121.777" calcext:value-type="float">
            <text:p>121.777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.7" calcext:value-type="float">
            <text:p>244.7</text:p>
          </table:table-cell>
          <table:table-cell office:value-type="float" office:value="3.56" calcext:value-type="float">
            <text:p>3.5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0*[.C5]/[.D5]" office:value-type="float" office:value="0" calcext:value-type="float">
            <text:p>0</text:p>
          </table:table-cell>
          <table:table-cell table:formula="of:=[.C5]/[.D5]" office:value-type="float" office:value="118.666666666667" calcext:value-type="float">
            <text:p>118.6666666667</text:p>
          </table:table-cell>
          <table:table-cell table:formula="of:=LN([.B5])*[.C5]/[.D5]" office:value-type="float" office:value="652.670579159904" calcext:value-type="float">
            <text:p>652.6705791599</text:p>
          </table:table-cell>
          <table:table-cell table:formula="of:=LN([.B5])^2*[.C5]/[.D5]" office:value-type="float" office:value="3589.70970422127" calcext:value-type="float">
            <text:p>3589.7097042213</text:p>
          </table:table-cell>
          <table:table-cell office:value-type="float" office:value="0" calcext:value-type="float">
            <text:p>0</text:p>
          </table:table-cell>
          <table:table-cell table:formula="of:=[.C5]/[.D5]" office:value-type="float" office:value="118.666666666667" calcext:value-type="float">
            <text:p>118.6666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-0.0214511865476426" calcext:value-type="float">
            <text:p>-0.0214511865</text:p>
          </table:table-cell>
          <table:table-cell table:number-columns-repeated="4"/>
          <table:table-cell table:formula="of:=[.B5]" office:value-type="float" office:value="244.7" calcext:value-type="float">
            <text:p>244.7</text:p>
          </table:table-cell>
          <table:table-cell table:formula="of:=[.E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.2785" calcext:value-type="float">
            <text:p>344.2785</text:p>
          </table:table-cell>
          <table:table-cell office:value-type="float" office:value="2.79" calcext:value-type="float">
            <text:p>2.7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6]/[.D6]" office:value-type="float" office:value="0" calcext:value-type="float">
            <text:p>0</text:p>
          </table:table-cell>
          <table:table-cell table:formula="of:=[.C6]/[.D6]" office:value-type="float" office:value="279" calcext:value-type="float">
            <text:p>279</text:p>
          </table:table-cell>
          <table:table-cell table:formula="of:=LN([.B6])*[.C6]/[.D6]" office:value-type="float" office:value="1629.76480747599" calcext:value-type="float">
            <text:p>1629.764807476</text:p>
          </table:table-cell>
          <table:table-cell table:formula="of:=LN([.B6])^2*[.C6]/[.D6]" office:value-type="float" office:value="9520.19113866393" calcext:value-type="float">
            <text:p>9520.1911386639</text:p>
          </table:table-cell>
          <table:table-cell office:value-type="float" office:value="0" calcext:value-type="float">
            <text:p>0</text:p>
          </table:table-cell>
          <table:table-cell table:formula="of:=[.C6]/[.D6]"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6]" office:value-type="float" office:value="344.2785" calcext:value-type="float">
            <text:p>344.2785</text:p>
          </table:table-cell>
          <table:table-cell table:formula="of:=[.E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3.965" calcext:value-type="float">
            <text:p>443.965</text:p>
          </table:table-cell>
          <table:table-cell office:value-type="float" office:value="2.27" calcext:value-type="float">
            <text:p>2.27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0*[.C7]/[.D7]" office:value-type="float" office:value="0" calcext:value-type="float">
            <text:p>0</text:p>
          </table:table-cell>
          <table:table-cell table:formula="of:=[.C7]/[.D7]" office:value-type="float" office:value="113.5" calcext:value-type="float">
            <text:p>113.5</text:p>
          </table:table-cell>
          <table:table-cell table:formula="of:=LN([.B7])*[.C7]/[.D7]" office:value-type="float" office:value="691.867140411323" calcext:value-type="float">
            <text:p>691.8671404113</text:p>
          </table:table-cell>
          <table:table-cell table:formula="of:=LN([.B7])^2*[.C7]/[.D7]" office:value-type="float" office:value="4217.44616723297" calcext:value-type="float">
            <text:p>4217.446167233</text:p>
          </table:table-cell>
          <table:table-cell office:value-type="float" office:value="0" calcext:value-type="float">
            <text:p>0</text:p>
          </table:table-cell>
          <table:table-cell table:formula="of:=[.C7]/[.D7]" office:value-type="float" office:value="113.5" calcext:value-type="float">
            <text:p>1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7]" office:value-type="float" office:value="443.965" calcext:value-type="float">
            <text:p>443.965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.9045" calcext:value-type="float">
            <text:p>778.9045</text:p>
          </table:table-cell>
          <table:table-cell office:value-type="float" office:value="1.51" calcext:value-type="float">
            <text:p>1.5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8]/[.D8]" office:value-type="float" office:value="0" calcext:value-type="float">
            <text:p>0</text:p>
          </table:table-cell>
          <table:table-cell table:formula="of:=[.C8]/[.D8]" office:value-type="float" office:value="151" calcext:value-type="float">
            <text:p>151</text:p>
          </table:table-cell>
          <table:table-cell table:formula="of:=LN([.B8])*[.C8]/[.D8]" office:value-type="float" office:value="1005.34115523842" calcext:value-type="float">
            <text:p>1005.3411552384</text:p>
          </table:table-cell>
          <table:table-cell table:formula="of:=LN([.B8])^2*[.C8]/[.D8]" office:value-type="float" office:value="6693.44926103395" calcext:value-type="float">
            <text:p>6693.449261034</text:p>
          </table:table-cell>
          <table:table-cell office:value-type="float" office:value="0" calcext:value-type="float">
            <text:p>0</text:p>
          </table:table-cell>
          <table:table-cell table:formula="of:=[.C8]/[.D8]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8]" office:value-type="float" office:value="778.9045" calcext:value-type="float">
            <text:p>778.9045</text:p>
          </table:table-cell>
          <table:table-cell table:formula="of:=[.E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7.38" calcext:value-type="float">
            <text:p>867.38</text:p>
          </table:table-cell>
          <table:table-cell office:value-type="float" office:value="1.39" calcext:value-type="float">
            <text:p>1.3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9]/[.D9]" office:value-type="float" office:value="0" calcext:value-type="float">
            <text:p>0</text:p>
          </table:table-cell>
          <table:table-cell table:formula="of:=[.C9]/[.D9]" office:value-type="float" office:value="139" calcext:value-type="float">
            <text:p>139</text:p>
          </table:table-cell>
          <table:table-cell table:formula="of:=LN([.B9])*[.C9]/[.D9]" office:value-type="float" office:value="940.401327147425" calcext:value-type="float">
            <text:p>940.4013271474</text:p>
          </table:table-cell>
          <table:table-cell table:formula="of:=LN([.B9])^2*[.C9]/[.D9]" office:value-type="float" office:value="6362.26371295423" calcext:value-type="float">
            <text:p>6362.2637129542</text:p>
          </table:table-cell>
          <table:table-cell office:value-type="float" office:value="0" calcext:value-type="float">
            <text:p>0</text:p>
          </table:table-cell>
          <table:table-cell table:formula="of:=[.C9]/[.D9]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9]" office:value-type="float" office:value="867.38" calcext:value-type="float">
            <text:p>867.38</text:p>
          </table:table-cell>
          <table:table-cell table:formula="of:=[.E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4.057" calcext:value-type="float">
            <text:p>964.057</text:p>
          </table:table-cell>
          <table:table-cell office:value-type="float" office:value="1.31" calcext:value-type="float">
            <text:p>1.3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10]/[.D10]" office:value-type="float" office:value="0" calcext:value-type="float">
            <text:p>0</text:p>
          </table:table-cell>
          <table:table-cell table:formula="of:=[.C10]/[.D10]" office:value-type="float" office:value="131" calcext:value-type="float">
            <text:p>131</text:p>
          </table:table-cell>
          <table:table-cell table:formula="of:=LN([.B10])*[.C10]/[.D10]" office:value-type="float" office:value="900.120705215612" calcext:value-type="float">
            <text:p>900.1207052156</text:p>
          </table:table-cell>
          <table:table-cell table:formula="of:=LN([.B10])^2*[.C10]/[.D10]" office:value-type="float" office:value="6184.86476303703" calcext:value-type="float">
            <text:p>6184.864763037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10]" office:value-type="float" office:value="964.057" calcext:value-type="float">
            <text:p>964.057</text:p>
          </table:table-cell>
          <table:table-cell table:formula="of:=[.E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.069" calcext:value-type="float">
            <text:p>1112.069</text:p>
          </table:table-cell>
          <table:table-cell office:value-type="float" office:value="1.17" calcext:value-type="float">
            <text:p>1.1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11]/[.D11]" office:value-type="float" office:value="0" calcext:value-type="float">
            <text:p>0</text:p>
          </table:table-cell>
          <table:table-cell table:formula="of:=[.C11]/[.D11]" office:value-type="float" office:value="117" calcext:value-type="float">
            <text:p>117</text:p>
          </table:table-cell>
          <table:table-cell table:formula="of:=LN([.B11])*[.C11]/[.D11]" office:value-type="float" office:value="820.635370219688" calcext:value-type="float">
            <text:p>820.6353702197</text:p>
          </table:table-cell>
          <table:table-cell table:formula="of:=LN([.B11])^2*[.C11]/[.D11]" office:value-type="float" office:value="5755.91804150089" calcext:value-type="float">
            <text:p>5755.9180415009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11]" office:value-type="float" office:value="1112.069" calcext:value-type="float">
            <text:p>1112.069</text:p>
          </table:table-cell>
          <table:table-cell table:formula="of:=[.E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2.948" calcext:value-type="float">
            <text:p>1212.948</text:p>
          </table:table-cell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12]/[.D12]" office:value-type="float" office:value="0" calcext:value-type="float">
            <text:p>0</text:p>
          </table:table-cell>
          <table:table-cell table:formula="of:=[.C12]/[.D12]" office:value-type="float" office:value="110" calcext:value-type="float">
            <text:p>110</text:p>
          </table:table-cell>
          <table:table-cell table:formula="of:=LN([.B12])*[.C12]/[.D12]" office:value-type="float" office:value="781.088994301563" calcext:value-type="float">
            <text:p>781.0889943016</text:p>
          </table:table-cell>
          <table:table-cell table:formula="of:=LN([.B12])^2*[.C12]/[.D12]" office:value-type="float" office:value="5546.36379108207" calcext:value-type="float">
            <text:p>5546.3637910821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12]" office:value-type="float" office:value="1212.948" calcext:value-type="float">
            <text:p>1212.948</text:p>
          </table:table-cell>
          <table:table-cell table:formula="of:=[.E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9.142" calcext:value-type="float">
            <text:p>1299.142</text:p>
          </table:table-cell>
          <table:table-cell office:value-type="float" office:value="1.05" calcext:value-type="float">
            <text:p>1.0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13]/[.D13]" office:value-type="float" office:value="0" calcext:value-type="float">
            <text:p>0</text:p>
          </table:table-cell>
          <table:table-cell table:formula="of:=[.C13]/[.D13]" office:value-type="float" office:value="105" calcext:value-type="float">
            <text:p>105</text:p>
          </table:table-cell>
          <table:table-cell table:formula="of:=LN([.B13])*[.C13]/[.D13]" office:value-type="float" office:value="752.793229183144" calcext:value-type="float">
            <text:p>752.7932291831</text:p>
          </table:table-cell>
          <table:table-cell table:formula="of:=LN([.B13])^2*[.C13]/[.D13]" office:value-type="float" office:value="5397.12043718081" calcext:value-type="float">
            <text:p>5397.1204371808</text:p>
          </table:table-cell>
          <table:table-cell office:value-type="float" office:value="0" calcext:value-type="float">
            <text:p>0</text:p>
          </table:table-cell>
          <table:table-cell table:formula="of:=[.C13]/[.D13]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13]" office:value-type="float" office:value="1299.142" calcext:value-type="float">
            <text:p>1299.142</text:p>
          </table:table-cell>
          <table:table-cell table:formula="of:=[.E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8.006" calcext:value-type="float">
            <text:p>1408.00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C14]/[.D14]" office:value-type="float" office:value="0" calcext:value-type="float">
            <text:p>0</text:p>
          </table:table-cell>
          <table:table-cell table:formula="of:=[.C14]/[.D14]" office:value-type="float" office:value="100" calcext:value-type="float">
            <text:p>100</text:p>
          </table:table-cell>
          <table:table-cell table:formula="of:=LN([.B14])*[.C14]/[.D14]" office:value-type="float" office:value="724.992979807254" calcext:value-type="float">
            <text:p>724.9929798073</text:p>
          </table:table-cell>
          <table:table-cell table:formula="of:=LN([.B14])^2*[.C14]/[.D14]" office:value-type="float" office:value="5256.14820769802" calcext:value-type="float">
            <text:p>5256.148207698</text:p>
          </table:table-cell>
          <table:table-cell office:value-type="float" office:value="0" calcext:value-type="float">
            <text:p>0</text:p>
          </table:table-cell>
          <table:table-cell table:formula="of:=[.C14]/[.D14]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[.B14]" office:value-type="float" office:value="1408.006" calcext:value-type="float">
            <text:p>1408.006</text:p>
          </table:table-cell>
          <table:table-cell table:formula="of:=[.E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1.16" calcext:value-type="float">
            <text:p>1.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(LN([.B15])-LN([.$P$2]))^2*[.C15]/[.D15]" office:value-type="float" office:value="30.1921290531935" calcext:value-type="float">
            <text:p>30.1921290532</text:p>
          </table:table-cell>
          <table:table-cell table:formula="of:=[.C15]/[.D15]" office:value-type="float" office:value="38.6666666666667" calcext:value-type="float">
            <text:p>38.6666666667</text:p>
          </table:table-cell>
          <table:table-cell table:formula="of:=LN([.B15])*[.C15]/[.D15]" office:value-type="float" office:value="169.251442130807" calcext:value-type="float">
            <text:p>169.2514421308</text:p>
          </table:table-cell>
          <table:table-cell table:formula="of:=LN([.$P$2])*(2*LN([.B15])-LN([.$P$2]))*[.C15]/[.D15]" office:value-type="float" office:value="710.65400879227" calcext:value-type="float">
            <text:p>710.6540087923</text:p>
          </table:table-cell>
          <table:table-cell table:formula="of:=2*(LN([.$P$2])-LN([.B15]))*([.$R$2]-[.$R$5])*[.C15]/[.D15]" office:value-type="float" office:value="-81.9411690530862" calcext:value-type="float">
            <text:p>-81.9411690531</text:p>
          </table:table-cell>
          <table:table-cell office:value-type="float" office:value="0" calcext:value-type="float">
            <text:p>0</text:p>
          </table:table-cell>
          <table:table-cell table:formula="of:=[.C15]/[.D15]" office:value-type="float" office:value="38.6666666666667" calcext:value-type="float">
            <text:p>38.666666666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B15]" office:value-type="float" office:value="79.6142" calcext:value-type="float">
            <text:p>79.6142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.9979" calcext:value-type="float">
            <text:p>80.9979</text:p>
          </table:table-cell>
          <table:table-cell office:value-type="float" office:value="1.19" calcext:value-type="float">
            <text:p>1.19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(LN([.B16])-LN([.$P$2]))^2*[.C16]/[.D16]" office:value-type="float" office:value="59.5536314239594" calcext:value-type="float">
            <text:p>59.553631424</text:p>
          </table:table-cell>
          <table:table-cell table:formula="of:=[.C16]/[.D16]" office:value-type="float" office:value="79.3333333333333" calcext:value-type="float">
            <text:p>79.3333333333</text:p>
          </table:table-cell>
          <table:table-cell table:formula="of:=LN([.B16])*[.C16]/[.D16]" office:value-type="float" office:value="348.624242787227" calcext:value-type="float">
            <text:p>348.6242427872</text:p>
          </table:table-cell>
          <table:table-cell table:formula="of:=LN([.$P$2])*(2*LN([.B16])-LN([.$P$2]))*[.C16]/[.D16]" office:value-type="float" office:value="1472.44883906723" calcext:value-type="float">
            <text:p>1472.4488390672</text:p>
          </table:table-cell>
          <table:table-cell table:formula="of:=2*(LN([.$P$2])-LN([.B16]))*([.$R$2]-[.$R$5])*[.C16]/[.D16]" office:value-type="float" office:value="-164.842386902579" calcext:value-type="float">
            <text:p>-164.8423869026</text:p>
          </table:table-cell>
          <table:table-cell office:value-type="float" office:value="0" calcext:value-type="float">
            <text:p>0</text:p>
          </table:table-cell>
          <table:table-cell table:formula="of:=[.C16]/[.D16]" office:value-type="float" office:value="79.3333333333333" calcext:value-type="float">
            <text:p>79.333333333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B16]" office:value-type="float" office:value="80.9979" calcext:value-type="float">
            <text:p>80.9979</text:p>
          </table:table-cell>
          <table:table-cell table:formula="of:=[.E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.3989" calcext:value-type="float">
            <text:p>276.3989</text:p>
          </table:table-cell>
          <table:table-cell office:value-type="float" office:value="1.277" calcext:value-type="float">
            <text:p>1.277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0*[.D17]/[.C17]" office:value-type="float" office:value="0" calcext:value-type="float">
            <text:p>0</text:p>
          </table:table-cell>
          <table:table-cell table:formula="of:=[.C17]/[.D17]" office:value-type="float" office:value="85.1333333333333" calcext:value-type="float">
            <text:p>85.1333333333</text:p>
          </table:table-cell>
          <table:table-cell table:formula="of:=LN([.B17])*[.C17]/[.D17]" office:value-type="float" office:value="478.606413880704" calcext:value-type="float">
            <text:p>478.6064138807</text:p>
          </table:table-cell>
          <table:table-cell table:formula="of:=LN([.B17])^2*[.C17]/[.D17]" office:value-type="float" office:value="2690.651128517" calcext:value-type="float">
            <text:p>2690.6511285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/[.D17]" office:value-type="float" office:value="85.1333333333333" calcext:value-type="float">
            <text:p>85.133333333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B17]" office:value-type="float" office:value="276.3989" calcext:value-type="float">
            <text:p>276.3989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.8508" calcext:value-type="float">
            <text:p>302.8508</text:p>
          </table:table-cell>
          <table:table-cell office:value-type="float" office:value="1.196" calcext:value-type="float">
            <text:p>1.196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0*[.D18]/[.C18]" office:value-type="float" office:value="0" calcext:value-type="float">
            <text:p>0</text:p>
          </table:table-cell>
          <table:table-cell table:formula="of:=[.C18]/[.D18]" office:value-type="float" office:value="92" calcext:value-type="float">
            <text:p>92</text:p>
          </table:table-cell>
          <table:table-cell table:formula="of:=LN([.B18])*[.C18]/[.D18]" office:value-type="float" office:value="525.618105299559" calcext:value-type="float">
            <text:p>525.6181052996</text:p>
          </table:table-cell>
          <table:table-cell table:formula="of:=LN([.B18])^2*[.C18]/[.D18]" office:value-type="float" office:value="3002.98252846411" calcext:value-type="float">
            <text:p>3002.98252846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/[.D18]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B18]" office:value-type="float" office:value="302.8508" calcext:value-type="float">
            <text:p>302.8508</text:p>
          </table:table-cell>
          <table:table-cell table:formula="of:=[.E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6.0129" calcext:value-type="float">
            <text:p>356.0129</text:p>
          </table:table-cell>
          <table:table-cell office:value-type="float" office:value="1.06" calcext:value-type="float">
            <text:p>1.06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0*[.D19]/[.C19]" office:value-type="float" office:value="0" calcext:value-type="float">
            <text:p>0</text:p>
          </table:table-cell>
          <table:table-cell table:formula="of:=[.C19]/[.D19]" office:value-type="float" office:value="117.777777777778" calcext:value-type="float">
            <text:p>117.7777777778</text:p>
          </table:table-cell>
          <table:table-cell table:formula="of:=LN([.B19])*[.C19]/[.D19]" office:value-type="float" office:value="691.940553791068" calcext:value-type="float">
            <text:p>691.9405537911</text:p>
          </table:table-cell>
          <table:table-cell table:formula="of:=LN([.B19])^2*[.C19]/[.D19]" office:value-type="float" office:value="4065.12789606246" calcext:value-type="float">
            <text:p>4065.1278960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/[.D19]" office:value-type="float" office:value="117.777777777778" calcext:value-type="float">
            <text:p>117.777777777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B19]" office:value-type="float" office:value="356.0129" calcext:value-type="float">
            <text:p>356.0129</text:p>
          </table:table-cell>
          <table:table-cell table:formula="of:=[.E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.8485" calcext:value-type="float">
            <text:p>383.8485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0*[.D20]/[.C20]" office:value-type="float" office:value="0" calcext:value-type="float">
            <text:p>0</text:p>
          </table:table-cell>
          <table:table-cell table:formula="of:=[.C20]/[.D20]" office:value-type="float" office:value="90.9090909090909" calcext:value-type="float">
            <text:p>90.9090909091</text:p>
          </table:table-cell>
          <table:table-cell table:formula="of:=LN([.B20])*[.C20]/[.D20]" office:value-type="float" office:value="540.931631226345" calcext:value-type="float">
            <text:p>540.9316312263</text:p>
          </table:table-cell>
          <table:table-cell table:formula="of:=LN([.B20])^2*[.C20]/[.D20]" office:value-type="float" office:value="3218.67732627314" calcext:value-type="float">
            <text:p>3218.67732627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/[.D20]" office:value-type="float" office:value="90.9090909090909" calcext:value-type="float">
            <text:p>90.909090909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[.B20]" office:value-type="float" office:value="383.8485" calcext:value-type="float">
            <text:p>383.8485</text:p>
          </table:table-cell>
          <table:table-cell table:formula="of:=[.E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846.51" calcext:value-type="float">
            <text:p>846.51</text:p>
          </table:table-cell>
          <table:table-cell office:value-type="float" office:value="1.322" calcext:value-type="float">
            <text:p>1.322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0*[.D21]/[.C21]" office:value-type="float" office:value="0" calcext:value-type="float">
            <text:p>0</text:p>
          </table:table-cell>
          <table:table-cell table:formula="of:=[.C21]/[.D21]" office:value-type="float" office:value="57.4782608695652" calcext:value-type="float">
            <text:p>57.4782608696</text:p>
          </table:table-cell>
          <table:table-cell table:formula="of:=LN([.B21])*[.C21]/[.D21]" office:value-type="float" office:value="387.467969723261" calcext:value-type="float">
            <text:p>387.4679697233</text:p>
          </table:table-cell>
          <table:table-cell table:formula="of:=LN([.B21])^2*[.C21]/[.D21]" office:value-type="float" office:value="2611.96886075168" calcext:value-type="float">
            <text:p>2611.96886075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/[.D21]" office:value-type="float" office:value="57.4782608695652" calcext:value-type="float">
            <text:p>57.4782608696</text:p>
          </table:table-cell>
          <table:table-cell table:number-columns-repeated="9"/>
          <table:table-cell table:formula="of:=[.B21]" office:value-type="float" office:value="846.51" calcext:value-type="float">
            <text:p>846.51</text:p>
          </table:table-cell>
          <table:table-cell table:formula="of:=[.E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7.843" calcext:value-type="float">
            <text:p>1037.843</text:p>
          </table:table-cell>
          <table:table-cell office:value-type="float" office:value="1.147" calcext:value-type="float">
            <text:p>1.147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0*[.D22]/[.C22]" office:value-type="float" office:value="0" calcext:value-type="float">
            <text:p>0</text:p>
          </table:table-cell>
          <table:table-cell table:formula="of:=[.C22]/[.D22]" office:value-type="float" office:value="52.1363636363636" calcext:value-type="float">
            <text:p>52.1363636364</text:p>
          </table:table-cell>
          <table:table-cell table:formula="of:=LN([.B22])*[.C22]/[.D22]" office:value-type="float" office:value="362.081821384525" calcext:value-type="float">
            <text:p>362.0818213845</text:p>
          </table:table-cell>
          <table:table-cell table:formula="of:=LN([.B22])^2*[.C22]/[.D22]" office:value-type="float" office:value="2514.62196887269" calcext:value-type="float">
            <text:p>2514.6219688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/[.D22]" office:value-type="float" office:value="52.1363636363636" calcext:value-type="float">
            <text:p>52.1363636364</text:p>
          </table:table-cell>
          <table:table-cell table:number-columns-repeated="9"/>
          <table:table-cell table:formula="of:=[.B22]" office:value-type="float" office:value="1037.843" calcext:value-type="float">
            <text:p>1037.843</text:p>
          </table:table-cell>
          <table:table-cell table:formula="of:=[.E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8.288" calcext:value-type="float">
            <text:p>1238.288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0*[.D23]/[.C23]" office:value-type="float" office:value="0" calcext:value-type="float">
            <text:p>0</text:p>
          </table:table-cell>
          <table:table-cell table:formula="of:=[.C23]/[.D23]" office:value-type="float" office:value="55.5555555555556" calcext:value-type="float">
            <text:p>55.5555555556</text:p>
          </table:table-cell>
          <table:table-cell table:formula="of:=LN([.B23])*[.C23]/[.D23]" office:value-type="float" office:value="395.638058859394" calcext:value-type="float">
            <text:p>395.6380588594</text:p>
          </table:table-cell>
          <table:table-cell table:formula="of:=LN([.B23])^2*[.C23]/[.D23]" office:value-type="float" office:value="2817.53052512453" calcext:value-type="float">
            <text:p>2817.53052512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/[.D23]" office:value-type="float" office:value="55.5555555555556" calcext:value-type="float">
            <text:p>55.5555555556</text:p>
          </table:table-cell>
          <table:table-cell table:number-columns-repeated="9"/>
          <table:table-cell table:formula="of:=[.B23]" office:value-type="float" office:value="1238.288" calcext:value-type="float">
            <text:p>1238.288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.212" calcext:value-type="float">
            <text:p>1360.212</text:p>
          </table:table-cell>
          <table:table-cell office:value-type="float" office:value="0.968" calcext:value-type="float">
            <text:p>0.968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0*[.D24]/[.C24]" office:value-type="float" office:value="0" calcext:value-type="float">
            <text:p>0</text:p>
          </table:table-cell>
          <table:table-cell table:formula="of:=[.C24]/[.D24]" office:value-type="float" office:value="42.0869565217391" calcext:value-type="float">
            <text:p>42.0869565217</text:p>
          </table:table-cell>
          <table:table-cell table:formula="of:=LN([.B24])*[.C24]/[.D24]" office:value-type="float" office:value="303.674051381249" calcext:value-type="float">
            <text:p>303.6740513813</text:p>
          </table:table-cell>
          <table:table-cell table:formula="of:=LN([.B24])^2*[.C24]/[.D24]" office:value-type="float" office:value="2191.12848976543" calcext:value-type="float">
            <text:p>2191.12848976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/[.D24]" office:value-type="float" office:value="42.0869565217391" calcext:value-type="float">
            <text:p>42.0869565217</text:p>
          </table:table-cell>
          <table:table-cell table:number-columns-repeated="9"/>
          <table:table-cell table:formula="of:=[.B24]" office:value-type="float" office:value="1360.212" calcext:value-type="float">
            <text:p>1360.212</text:p>
          </table:table-cell>
          <table:table-cell table:formula="of:=[.E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5.215" calcext:value-type="float">
            <text:p>2015.215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0*[.D25]/[.C25]" office:value-type="float" office:value="0" calcext:value-type="float">
            <text:p>0</text:p>
          </table:table-cell>
          <table:table-cell table:formula="of:=[.C25]/[.D25]" office:value-type="float" office:value="34" calcext:value-type="float">
            <text:p>34</text:p>
          </table:table-cell>
          <table:table-cell table:formula="of:=LN([.B25])*[.C25]/[.D25]" office:value-type="float" office:value="258.688359726981" calcext:value-type="float">
            <text:p>258.688359727</text:p>
          </table:table-cell>
          <table:table-cell table:formula="of:=LN([.B25])^2*[.C25]/[.D25]" office:value-type="float" office:value="1968.22551347753" calcext:value-type="float">
            <text:p>1968.22551347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/[.D25]" office:value-type="float" office:value="34" calcext:value-type="float">
            <text:p>34</text:p>
          </table:table-cell>
          <table:table-cell table:number-columns-repeated="9"/>
          <table:table-cell table:formula="of:=[.B25]" office:value-type="float" office:value="2015.215" calcext:value-type="float">
            <text:p>2015.215</text:p>
          </table:table-cell>
          <table:table-cell table:formula="of:=[.E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34.791" calcext:value-type="float">
            <text:p>2034.791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0*[.D26]/[.C26]" office:value-type="float" office:value="0" calcext:value-type="float">
            <text:p>0</text:p>
          </table:table-cell>
          <table:table-cell table:formula="of:=[.C26]/[.D26]" office:value-type="float" office:value="46.2" calcext:value-type="float">
            <text:p>46.2</text:p>
          </table:table-cell>
          <table:table-cell table:formula="of:=LN([.B26])*[.C26]/[.D26]" office:value-type="float" office:value="351.958455613367" calcext:value-type="float">
            <text:p>351.9584556134</text:p>
          </table:table-cell>
          <table:table-cell table:formula="of:=LN([.B26])^2*[.C26]/[.D26]" office:value-type="float" office:value="2681.27174194256" calcext:value-type="float">
            <text:p>2681.27174194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]/[.D26]" office:value-type="float" office:value="46.2" calcext:value-type="float">
            <text:p>46.2</text:p>
          </table:table-cell>
          <table:table-cell table:number-columns-repeated="9"/>
          <table:table-cell table:formula="of:=[.B26]" office:value-type="float" office:value="2034.791" calcext:value-type="float">
            <text:p>2034.791</text:p>
          </table:table-cell>
          <table:table-cell table:formula="of:=[.E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98.5" calcext:value-type="float">
            <text:p>2598.5</text:p>
          </table:table-cell>
          <table:table-cell office:value-type="float" office:value="0.56" calcext:value-type="float">
            <text:p>0.56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0*[.D27]/[.C27]" office:value-type="float" office:value="0" calcext:value-type="float">
            <text:p>0</text:p>
          </table:table-cell>
          <table:table-cell table:formula="of:=[.C27]/[.D27]" office:value-type="float" office:value="50.9090909090909" calcext:value-type="float">
            <text:p>50.9090909091</text:p>
          </table:table-cell>
          <table:table-cell table:formula="of:=LN([.B27])*[.C27]/[.D27]" office:value-type="float" office:value="400.282381390105" calcext:value-type="float">
            <text:p>400.2823813901</text:p>
          </table:table-cell>
          <table:table-cell table:formula="of:=LN([.B27])^2*[.C27]/[.D27]" office:value-type="float" office:value="3147.29613100834" calcext:value-type="float">
            <text:p>3147.29613100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/[.D27]" office:value-type="float" office:value="50.9090909090909" calcext:value-type="float">
            <text:p>50.9090909091</text:p>
          </table:table-cell>
          <table:table-cell table:number-columns-repeated="9"/>
          <table:table-cell table:formula="of:=[.B27]" office:value-type="float" office:value="2598.5" calcext:value-type="float">
            <text:p>2598.5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9.645" calcext:value-type="float">
            <text:p>3009.645</text:p>
          </table:table-cell>
          <table:table-cell office:value-type="float" office:value="0.485" calcext:value-type="float">
            <text:p>0.485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0*[.D28]/[.C28]" office:value-type="float" office:value="0" calcext:value-type="float">
            <text:p>0</text:p>
          </table:table-cell>
          <table:table-cell table:formula="of:=[.C28]/[.D28]" office:value-type="float" office:value="17.3214285714286" calcext:value-type="float">
            <text:p>17.3214285714</text:p>
          </table:table-cell>
          <table:table-cell table:formula="of:=LN([.B28])*[.C28]/[.D28]" office:value-type="float" office:value="138.737323004829" calcext:value-type="float">
            <text:p>138.7373230048</text:p>
          </table:table-cell>
          <table:table-cell table:formula="of:=LN([.B28])^2*[.C28]/[.D28]" office:value-type="float" office:value="1111.22732834495" calcext:value-type="float">
            <text:p>1111.2273283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[.D28]" office:value-type="float" office:value="17.3214285714286" calcext:value-type="float">
            <text:p>17.3214285714</text:p>
          </table:table-cell>
          <table:table-cell table:number-columns-repeated="9"/>
          <table:table-cell table:formula="of:=[.B28]" office:value-type="float" office:value="3009.645" calcext:value-type="float">
            <text:p>3009.645</text:p>
          </table:table-cell>
          <table:table-cell table:formula="of:=[.E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2.029" calcext:value-type="float">
            <text:p>3202.029</text:p>
          </table:table-cell>
          <table:table-cell office:value-type="float" office:value="0.46" calcext:value-type="float">
            <text:p>0.46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0*[.D29]/[.C29]" office:value-type="float" office:value="0" calcext:value-type="float">
            <text:p>0</text:p>
          </table:table-cell>
          <table:table-cell table:formula="of:=[.C29]/[.D29]" office:value-type="float" office:value="32.8571428571429" calcext:value-type="float">
            <text:p>32.8571428571</text:p>
          </table:table-cell>
          <table:table-cell table:formula="of:=LN([.B29])*[.C29]/[.D29]" office:value-type="float" office:value="265.207741225954" calcext:value-type="float">
            <text:p>265.207741226</text:p>
          </table:table-cell>
          <table:table-cell table:formula="of:=LN([.B29])^2*[.C29]/[.D29]" office:value-type="float" office:value="2140.63487844873" calcext:value-type="float">
            <text:p>2140.63487844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/[.D29]" office:value-type="float" office:value="32.8571428571429" calcext:value-type="float">
            <text:p>32.8571428571</text:p>
          </table:table-cell>
          <table:table-cell table:number-columns-repeated="9"/>
          <table:table-cell table:formula="of:=[.B29]" office:value-type="float" office:value="3202.029" calcext:value-type="float">
            <text:p>3202.029</text:p>
          </table:table-cell>
          <table:table-cell table:formula="of:=[.E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3.503" calcext:value-type="float">
            <text:p>3253.503</text:p>
          </table:table-cell>
          <table:table-cell office:value-type="float" office:value="0.432" calcext:value-type="float">
            <text:p>0.43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0*[.D30]/[.C30]" office:value-type="float" office:value="0" calcext:value-type="float">
            <text:p>0</text:p>
          </table:table-cell>
          <table:table-cell table:formula="of:=[.C30]/[.D30]" office:value-type="float" office:value="43.2" calcext:value-type="float">
            <text:p>43.2</text:p>
          </table:table-cell>
          <table:table-cell table:formula="of:=LN([.B30])*[.C30]/[.D30]" office:value-type="float" office:value="349.379461772" calcext:value-type="float">
            <text:p>349.379461772</text:p>
          </table:table-cell>
          <table:table-cell table:formula="of:=LN([.B30])^2*[.C30]/[.D30]" office:value-type="float" office:value="2825.60204416881" calcext:value-type="float">
            <text:p>2825.6020441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]/[.D30]" office:value-type="float" office:value="43.2" calcext:value-type="float">
            <text:p>43.2</text:p>
          </table:table-cell>
          <table:table-cell table:number-columns-repeated="9"/>
          <table:table-cell table:formula="of:=[.B30]" office:value-type="float" office:value="3253.503" calcext:value-type="float">
            <text:p>3253.503</text:p>
          </table:table-cell>
          <table:table-cell table:formula="of:=[.E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3.079" calcext:value-type="float">
            <text:p>3273.079</text:p>
          </table:table-cell>
          <table:table-cell office:value-type="float" office:value="0.457" calcext:value-type="float">
            <text:p>0.457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0*[.D31]/[.C31]" office:value-type="float" office:value="0" calcext:value-type="float">
            <text:p>0</text:p>
          </table:table-cell>
          <table:table-cell table:formula="of:=[.C31]/[.D31]" office:value-type="float" office:value="25.3888888888889" calcext:value-type="float">
            <text:p>25.3888888889</text:p>
          </table:table-cell>
          <table:table-cell table:formula="of:=LN([.B31])*[.C31]/[.D31]" office:value-type="float" office:value="205.484627214829" calcext:value-type="float">
            <text:p>205.4846272148</text:p>
          </table:table-cell>
          <table:table-cell table:formula="of:=LN([.B31])^2*[.C31]/[.D31]" office:value-type="float" office:value="1663.08703805058" calcext:value-type="float">
            <text:p>1663.08703805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]/[.D31]" office:value-type="float" office:value="25.3888888888889" calcext:value-type="float">
            <text:p>25.3888888889</text:p>
          </table:table-cell>
          <table:table-cell table:number-columns-repeated="9"/>
          <table:table-cell table:formula="of:=[.B31]" office:value-type="float" office:value="3273.079" calcext:value-type="float">
            <text:p>3273.079</text:p>
          </table:table-cell>
          <table:table-cell table:formula="of:=[.E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51.232" calcext:value-type="float">
            <text:p>3451.232</text:p>
          </table:table-cell>
          <table:table-cell office:value-type="float" office:value="0.405" calcext:value-type="float">
            <text:p>0.405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0*[.D32]/[.C32]" office:value-type="float" office:value="0" calcext:value-type="float">
            <text:p>0</text:p>
          </table:table-cell>
          <table:table-cell table:formula="of:=[.C32]/[.D32]" office:value-type="float" office:value="17.6086956521739" calcext:value-type="float">
            <text:p>17.6086956522</text:p>
          </table:table-cell>
          <table:table-cell table:formula="of:=LN([.B32])*[.C32]/[.D32]" office:value-type="float" office:value="143.449002253491" calcext:value-type="float">
            <text:p>143.4490022535</text:p>
          </table:table-cell>
          <table:table-cell table:formula="of:=LN([.B32])^2*[.C32]/[.D32]" office:value-type="float" office:value="1168.60536714323" calcext:value-type="float">
            <text:p>1168.60536714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/[.D32]" office:value-type="float" office:value="17.6086956521739" calcext:value-type="float">
            <text:p>17.6086956522</text:p>
          </table:table-cell>
          <table:table-cell table:number-columns-repeated="9"/>
          <table:table-cell table:formula="of:=[.B32]" office:value-type="float" office:value="3451.232" calcext:value-type="float">
            <text:p>3451.232</text:p>
          </table:table-cell>
          <table:table-cell table:formula="of:=[.E32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.594161235015" calcext:value-type="float">
            <text:p>46.594161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.1921290531935" calcext:value-type="float">
            <text:p>30.1921290532</text:p>
          </table:table-cell>
          <table:table-cell office:value-type="float" office:value="59.5536314239594" calcext:value-type="float">
            <text:p>59.5536314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680426098535" calcext:value-type="float">
            <text:p>98.9680426099</text:p>
          </table:table-cell>
          <table:table-cell office:value-type="float" office:value="98.9849221789883" calcext:value-type="float">
            <text:p>98.984922179</text:p>
          </table:table-cell>
          <table:table-cell office:value-type="float" office:value="221.5" calcext:value-type="float">
            <text:p>221.5</text:p>
          </table:table-cell>
          <table:table-cell office:value-type="float" office:value="118.666666666667" calcext:value-type="float">
            <text:p>118.6666666667</text:p>
          </table:table-cell>
          <table:table-cell office:value-type="float" office:value="279" calcext:value-type="float">
            <text:p>279</text:p>
          </table:table-cell>
          <table:table-cell office:value-type="float" office:value="113.5" calcext:value-type="float">
            <text:p>113.5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8.6666666666667" calcext:value-type="float">
            <text:p>38.6666666667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85.1333333333333" calcext:value-type="float">
            <text:p>85.1333333333</text:p>
          </table:table-cell>
          <table:table-cell office:value-type="float" office:value="92" calcext:value-type="float">
            <text:p>92</text:p>
          </table:table-cell>
          <table:table-cell office:value-type="float" office:value="117.777777777778" calcext:value-type="float">
            <text:p>117.7777777778</text:p>
          </table:table-cell>
          <table:table-cell office:value-type="float" office:value="90.9090909090909" calcext:value-type="float">
            <text:p>90.9090909091</text:p>
          </table:table-cell>
          <table:table-cell office:value-type="float" office:value="57.4782608695652" calcext:value-type="float">
            <text:p>57.4782608696</text:p>
          </table:table-cell>
          <table:table-cell office:value-type="float" office:value="52.1363636363636" calcext:value-type="float">
            <text:p>52.1363636364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2.0869565217391" calcext:value-type="float">
            <text:p>42.0869565217</text:p>
          </table:table-cell>
          <table:table-cell office:value-type="float" office:value="34" calcext:value-type="float">
            <text:p>34</text:p>
          </table:table-cell>
          <table:table-cell office:value-type="float" office:value="46.2" calcext:value-type="float">
            <text:p>46.2</text:p>
          </table:table-cell>
          <table:table-cell office:value-type="float" office:value="50.9090909090909" calcext:value-type="float">
            <text:p>50.9090909091</text:p>
          </table:table-cell>
          <table:table-cell office:value-type="float" office:value="17.3214285714286" calcext:value-type="float">
            <text:p>17.3214285714</text:p>
          </table:table-cell>
          <table:table-cell office:value-type="float" office:value="32.8571428571429" calcext:value-type="float">
            <text:p>32.8571428571</text:p>
          </table:table-cell>
          <table:table-cell office:value-type="float" office:value="43.2" calcext:value-type="float">
            <text:p>43.2</text:p>
          </table:table-cell>
          <table:table-cell office:value-type="float" office:value="25.3888888888889" calcext:value-type="float">
            <text:p>25.3888888889</text:p>
          </table:table-cell>
          <table:table-cell office:value-type="float" office:value="17.6086956521739" calcext:value-type="float">
            <text:p>17.6086956522</text:p>
          </table:table-cell>
        </table:table-row>
        <table:table-row table:style-name="ro1">
          <table:table-cell office:value-type="float" office:value="699.458046804772" calcext:value-type="float">
            <text:p>699.4580468048</text:p>
          </table:table-cell>
          <table:table-cell office:value-type="float" office:value="712.177327075316" calcext:value-type="float">
            <text:p>712.1773270753</text:p>
          </table:table-cell>
          <table:table-cell office:value-type="float" office:value="1063.68541797874" calcext:value-type="float">
            <text:p>1063.6854179788</text:p>
          </table:table-cell>
          <table:table-cell office:value-type="float" office:value="652.670579159904" calcext:value-type="float">
            <text:p>652.6705791599</text:p>
          </table:table-cell>
          <table:table-cell office:value-type="float" office:value="1629.76480747599" calcext:value-type="float">
            <text:p>1629.764807476</text:p>
          </table:table-cell>
          <table:table-cell office:value-type="float" office:value="691.867140411323" calcext:value-type="float">
            <text:p>691.8671404113</text:p>
          </table:table-cell>
          <table:table-cell office:value-type="float" office:value="1005.34115523842" calcext:value-type="float">
            <text:p>1005.3411552384</text:p>
          </table:table-cell>
          <table:table-cell office:value-type="float" office:value="940.401327147425" calcext:value-type="float">
            <text:p>940.4013271474</text:p>
          </table:table-cell>
          <table:table-cell office:value-type="float" office:value="900.120705215612" calcext:value-type="float">
            <text:p>900.1207052156</text:p>
          </table:table-cell>
          <table:table-cell office:value-type="float" office:value="820.635370219688" calcext:value-type="float">
            <text:p>820.6353702197</text:p>
          </table:table-cell>
          <table:table-cell office:value-type="float" office:value="781.088994301563" calcext:value-type="float">
            <text:p>781.0889943016</text:p>
          </table:table-cell>
          <table:table-cell office:value-type="float" office:value="752.793229183144" calcext:value-type="float">
            <text:p>752.7932291831</text:p>
          </table:table-cell>
          <table:table-cell office:value-type="float" office:value="724.992979807254" calcext:value-type="float">
            <text:p>724.9929798073</text:p>
          </table:table-cell>
          <table:table-cell office:value-type="float" office:value="169.251442130807" calcext:value-type="float">
            <text:p>169.2514421308</text:p>
          </table:table-cell>
          <table:table-cell office:value-type="float" office:value="348.624242787227" calcext:value-type="float">
            <text:p>348.6242427872</text:p>
          </table:table-cell>
          <table:table-cell office:value-type="float" office:value="478.606413880704" calcext:value-type="float">
            <text:p>478.6064138807</text:p>
          </table:table-cell>
          <table:table-cell office:value-type="float" office:value="525.618105299559" calcext:value-type="float">
            <text:p>525.6181052996</text:p>
          </table:table-cell>
          <table:table-cell office:value-type="float" office:value="691.940553791068" calcext:value-type="float">
            <text:p>691.9405537911</text:p>
          </table:table-cell>
          <table:table-cell office:value-type="float" office:value="540.931631226345" calcext:value-type="float">
            <text:p>540.9316312263</text:p>
          </table:table-cell>
          <table:table-cell office:value-type="float" office:value="387.467969723261" calcext:value-type="float">
            <text:p>387.4679697233</text:p>
          </table:table-cell>
          <table:table-cell office:value-type="float" office:value="362.081821384525" calcext:value-type="float">
            <text:p>362.0818213845</text:p>
          </table:table-cell>
          <table:table-cell office:value-type="float" office:value="395.638058859394" calcext:value-type="float">
            <text:p>395.6380588594</text:p>
          </table:table-cell>
          <table:table-cell office:value-type="float" office:value="303.674051381249" calcext:value-type="float">
            <text:p>303.6740513813</text:p>
          </table:table-cell>
          <table:table-cell office:value-type="float" office:value="258.688359726981" calcext:value-type="float">
            <text:p>258.688359727</text:p>
          </table:table-cell>
          <table:table-cell office:value-type="float" office:value="351.958455613367" calcext:value-type="float">
            <text:p>351.9584556134</text:p>
          </table:table-cell>
          <table:table-cell office:value-type="float" office:value="400.282381390105" calcext:value-type="float">
            <text:p>400.2823813901</text:p>
          </table:table-cell>
          <table:table-cell office:value-type="float" office:value="138.737323004829" calcext:value-type="float">
            <text:p>138.7373230048</text:p>
          </table:table-cell>
          <table:table-cell office:value-type="float" office:value="265.207741225954" calcext:value-type="float">
            <text:p>265.207741226</text:p>
          </table:table-cell>
          <table:table-cell office:value-type="float" office:value="349.379461772" calcext:value-type="float">
            <text:p>349.379461772</text:p>
          </table:table-cell>
          <table:table-cell office:value-type="float" office:value="205.484627214829" calcext:value-type="float">
            <text:p>205.4846272148</text:p>
          </table:table-cell>
          <table:table-cell office:value-type="float" office:value="143.449002253491" calcext:value-type="float">
            <text:p>143.4490022535</text:p>
          </table:table-cell>
        </table:table-row>
        <table:table-row table:style-name="ro1">
          <table:table-cell office:value-type="float" office:value="4943.42968031214" calcext:value-type="float">
            <text:p>4943.4296803121</text:p>
          </table:table-cell>
          <table:table-cell office:value-type="float" office:value="5123.97781434842" calcext:value-type="float">
            <text:p>5123.9778143484</text:p>
          </table:table-cell>
          <table:table-cell office:value-type="float" office:value="5061.426915156" calcext:value-type="float">
            <text:p>5061.426915156</text:p>
          </table:table-cell>
          <table:table-cell office:value-type="float" office:value="3589.70970422127" calcext:value-type="float">
            <text:p>3589.7097042213</text:p>
          </table:table-cell>
          <table:table-cell office:value-type="float" office:value="9520.19113866393" calcext:value-type="float">
            <text:p>9520.1911386639</text:p>
          </table:table-cell>
          <table:table-cell office:value-type="float" office:value="4217.44616723297" calcext:value-type="float">
            <text:p>4217.446167233</text:p>
          </table:table-cell>
          <table:table-cell office:value-type="float" office:value="6693.44926103395" calcext:value-type="float">
            <text:p>6693.449261034</text:p>
          </table:table-cell>
          <table:table-cell office:value-type="float" office:value="6362.26371295423" calcext:value-type="float">
            <text:p>6362.2637129542</text:p>
          </table:table-cell>
          <table:table-cell office:value-type="float" office:value="6184.86476303703" calcext:value-type="float">
            <text:p>6184.864763037</text:p>
          </table:table-cell>
          <table:table-cell office:value-type="float" office:value="5755.91804150089" calcext:value-type="float">
            <text:p>5755.9180415009</text:p>
          </table:table-cell>
          <table:table-cell office:value-type="float" office:value="5546.36379108207" calcext:value-type="float">
            <text:p>5546.3637910821</text:p>
          </table:table-cell>
          <table:table-cell office:value-type="float" office:value="5397.12043718081" calcext:value-type="float">
            <text:p>5397.1204371808</text:p>
          </table:table-cell>
          <table:table-cell office:value-type="float" office:value="5256.14820769802" calcext:value-type="float">
            <text:p>5256.148207698</text:p>
          </table:table-cell>
          <table:table-cell office:value-type="float" office:value="710.65400879227" calcext:value-type="float">
            <text:p>710.6540087923</text:p>
          </table:table-cell>
          <table:table-cell office:value-type="float" office:value="1472.44883906723" calcext:value-type="float">
            <text:p>1472.4488390672</text:p>
          </table:table-cell>
          <table:table-cell office:value-type="float" office:value="2690.651128517" calcext:value-type="float">
            <text:p>2690.651128517</text:p>
          </table:table-cell>
          <table:table-cell office:value-type="float" office:value="3002.98252846411" calcext:value-type="float">
            <text:p>3002.9825284641</text:p>
          </table:table-cell>
          <table:table-cell office:value-type="float" office:value="4065.12789606246" calcext:value-type="float">
            <text:p>4065.1278960625</text:p>
          </table:table-cell>
          <table:table-cell office:value-type="float" office:value="3218.67732627314" calcext:value-type="float">
            <text:p>3218.6773262732</text:p>
          </table:table-cell>
          <table:table-cell office:value-type="float" office:value="2611.96886075168" calcext:value-type="float">
            <text:p>2611.9688607517</text:p>
          </table:table-cell>
          <table:table-cell office:value-type="float" office:value="2514.62196887269" calcext:value-type="float">
            <text:p>2514.6219688727</text:p>
          </table:table-cell>
          <table:table-cell office:value-type="float" office:value="2817.53052512453" calcext:value-type="float">
            <text:p>2817.5305251245</text:p>
          </table:table-cell>
          <table:table-cell office:value-type="float" office:value="2191.12848976543" calcext:value-type="float">
            <text:p>2191.1284897654</text:p>
          </table:table-cell>
          <table:table-cell office:value-type="float" office:value="1968.22551347753" calcext:value-type="float">
            <text:p>1968.2255134775</text:p>
          </table:table-cell>
          <table:table-cell office:value-type="float" office:value="2681.27174194256" calcext:value-type="float">
            <text:p>2681.2717419426</text:p>
          </table:table-cell>
          <table:table-cell office:value-type="float" office:value="3147.29613100834" calcext:value-type="float">
            <text:p>3147.2961310084</text:p>
          </table:table-cell>
          <table:table-cell office:value-type="float" office:value="1111.22732834495" calcext:value-type="float">
            <text:p>1111.227328345</text:p>
          </table:table-cell>
          <table:table-cell office:value-type="float" office:value="2140.63487844873" calcext:value-type="float">
            <text:p>2140.6348784487</text:p>
          </table:table-cell>
          <table:table-cell office:value-type="float" office:value="2825.60204416881" calcext:value-type="float">
            <text:p>2825.6020441688</text:p>
          </table:table-cell>
          <table:table-cell office:value-type="float" office:value="1663.08703805058" calcext:value-type="float">
            <text:p>1663.0870380506</text:p>
          </table:table-cell>
          <table:table-cell office:value-type="float" office:value="1168.60536714323" calcext:value-type="float">
            <text:p>1168.60536714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43.634918742781" calcext:value-type="float">
            <text:p>-243.6349187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1.9411690530862" calcext:value-type="float">
            <text:p>-81.9411690531</text:p>
          </table:table-cell>
          <table:table-cell office:value-type="float" office:value="-164.842386902579" calcext:value-type="float">
            <text:p>-164.842386902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1.5" calcext:value-type="float">
            <text:p>221.5</text:p>
          </table:table-cell>
          <table:table-cell office:value-type="float" office:value="118.666666666667" calcext:value-type="float">
            <text:p>118.6666666667</text:p>
          </table:table-cell>
          <table:table-cell office:value-type="float" office:value="279" calcext:value-type="float">
            <text:p>279</text:p>
          </table:table-cell>
          <table:table-cell office:value-type="float" office:value="113.5" calcext:value-type="float">
            <text:p>113.5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8.6666666666667" calcext:value-type="float">
            <text:p>38.6666666667</text:p>
          </table:table-cell>
          <table:table-cell office:value-type="float" office:value="79.3333333333333" calcext:value-type="float">
            <text:p>79.3333333333</text:p>
          </table:table-cell>
          <table:table-cell office:value-type="float" office:value="85.1333333333333" calcext:value-type="float">
            <text:p>85.1333333333</text:p>
          </table:table-cell>
          <table:table-cell office:value-type="float" office:value="92" calcext:value-type="float">
            <text:p>92</text:p>
          </table:table-cell>
          <table:table-cell office:value-type="float" office:value="117.777777777778" calcext:value-type="float">
            <text:p>117.7777777778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57.4782608695652" calcext:value-type="float">
            <text:p>57.4782608696</text:p>
          </table:table-cell>
          <table:table-cell office:value-type="float" office:value="52.1363636363636" calcext:value-type="float">
            <text:p>52.1363636364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2.0869565217391" calcext:value-type="float">
            <text:p>42.0869565217</text:p>
          </table:table-cell>
          <table:table-cell office:value-type="float" office:value="34" calcext:value-type="float">
            <text:p>34</text:p>
          </table:table-cell>
          <table:table-cell office:value-type="float" office:value="46.2" calcext:value-type="float">
            <text:p>46.2</text:p>
          </table:table-cell>
          <table:table-cell office:value-type="float" office:value="50.9090909090909" calcext:value-type="float">
            <text:p>50.9090909091</text:p>
          </table:table-cell>
          <table:table-cell office:value-type="float" office:value="17.3214285714286" calcext:value-type="float">
            <text:p>17.3214285714</text:p>
          </table:table-cell>
          <table:table-cell office:value-type="float" office:value="32.8571428571429" calcext:value-type="float">
            <text:p>32.8571428571</text:p>
          </table:table-cell>
          <table:table-cell office:value-type="float" office:value="43.2" calcext:value-type="float">
            <text:p>43.2</text:p>
          </table:table-cell>
          <table:table-cell office:value-type="float" office:value="25.3888888888889" calcext:value-type="float">
            <text:p>25.3888888889</text:p>
          </table:table-cell>
          <table:table-cell office:value-type="float" office:value="17.6086956521739" calcext:value-type="float">
            <text:p>17.6086956522</text:p>
          </table:table-cell>
        </table:table-row>
        <table:table-row table:style-name="ro1" table:number-rows-repeated="7">
          <table:table-cell table:number-columns-repeated="31"/>
        </table:table-row>
        <table:table-row table:style-name="ro1">
          <table:table-cell/>
          <table:table-cell table:number-matrix-columns-spanned="8" table:number-matrix-rows-spanned="8" table:formula="of:=MMULT([.A36:.AE43];[.F2:.M32])" office:value-type="float" office:value="6629.21553374006" calcext:value-type="float">
            <text:p>6629.2155337401</text:p>
          </table:table-cell>
          <table:table-cell office:value-type="float" office:value="16212.6237965801" calcext:value-type="float">
            <text:p>16212.6237965801</text:p>
          </table:table-cell>
          <table:table-cell office:value-type="float" office:value="75433.4309122957" calcext:value-type="float">
            <text:p>75433.4309122957</text:p>
          </table:table-cell>
          <table:table-cell office:value-type="float" office:value="344978.774762096" calcext:value-type="float">
            <text:p>344978.774762096</text:p>
          </table:table-cell>
          <table:table-cell office:value-type="float" office:value="-23642.9057898432" calcext:value-type="float">
            <text:p>-23642.9057898432</text:p>
          </table:table-cell>
          <table:table-cell office:value-type="float" office:value="10320.6067135558" calcext:value-type="float">
            <text:p>10320.6067135558</text:p>
          </table:table-cell>
          <table:table-cell office:value-type="float" office:value="5892.01708302426" calcext:value-type="float">
            <text:p>5892.017083024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212.6237965801" calcext:value-type="float">
            <text:p>16212.6237965801</text:p>
          </table:table-cell>
          <table:table-cell office:value-type="float" office:value="346155.990787531" calcext:value-type="float">
            <text:p>346155.990787531</text:p>
          </table:table-cell>
          <table:table-cell office:value-type="float" office:value="2129192.84854452" calcext:value-type="float">
            <text:p>2129192.84854452</text:p>
          </table:table-cell>
          <table:table-cell office:value-type="float" office:value="13335947.5698511" calcext:value-type="float">
            <text:p>13335947.5698511</text:p>
          </table:table-cell>
          <table:table-cell office:value-type="float" office:value="-70211.0223991834" calcext:value-type="float">
            <text:p>-70211.0223991834</text:p>
          </table:table-cell>
          <table:table-cell office:value-type="float" office:value="259964.277777778" calcext:value-type="float">
            <text:p>259964.277777778</text:p>
          </table:table-cell>
          <table:table-cell office:value-type="float" office:value="45636.6410815223" calcext:value-type="float">
            <text:p>45636.6410815223</text:p>
          </table:table-cell>
          <table:table-cell office:value-type="float" office:value="20962.3836514252" calcext:value-type="float">
            <text:p>20962.3836514252</text:p>
          </table:table-cell>
          <table:table-cell table:number-columns-repeated="5"/>
          <table:table-cell office:value-type="float" office:value="1173.228" calcext:value-type="float">
            <text:p>1173.228</text:p>
          </table:table-cell>
          <table:table-cell table:formula="of:=LN([.O52])" office:value-type="float" office:value="7.06751420316695" calcext:value-type="float">
            <text:p>7.0675142032</text:p>
          </table:table-cell>
          <table:table-cell/>
          <table:table-cell table:formula="of:=[.$L$65]+[.$L$66]*[.P52]+[.$L$67]*[.P52]^2" office:value-type="float" office:value="0" calcext:value-type="float">
            <text:p>0</text:p>
          </table:table-cell>
          <table:table-cell table:formula="of:=EXP([.R52])" office:value-type="float" office:value="1" calcext:value-type="float">
            <text:p>1</text:p>
          </table:table-cell>
          <table:table-cell table:formula="of:=[.R52]-[.T2]" office:value-type="float" office:value="0" calcext:value-type="float">
            <text:p>0</text:p>
          </table:table-cell>
          <table:table-cell/>
          <table:table-cell table:formula="of:=[.T52]*[.D2]/[.C2]" office:value-type="float" office:value="0" calcext:value-type="float">
            <text:p>0</text:p>
          </table:table-cell>
          <table:table-cell/>
          <table:table-cell table:formula="of:=EXP([.R52]) - [.C2]" office:value-type="float" office:value="0.99777025" calcext:value-type="float">
            <text:p>0.99777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433.4309122957" calcext:value-type="float">
            <text:p>75433.4309122957</text:p>
          </table:table-cell>
          <table:table-cell office:value-type="float" office:value="2129192.84854452" calcext:value-type="float">
            <text:p>2129192.84854452</text:p>
          </table:table-cell>
          <table:table-cell office:value-type="float" office:value="13352160.1936477" calcext:value-type="float">
            <text:p>13352160.1936477</text:p>
          </table:table-cell>
          <table:table-cell office:value-type="float" office:value="85163351.8777809" calcext:value-type="float">
            <text:p>85163351.8777809</text:p>
          </table:table-cell>
          <table:table-cell office:value-type="float" office:value="-330487.623722402" calcext:value-type="float">
            <text:p>-330487.623722402</text:p>
          </table:table-cell>
          <table:table-cell office:value-type="float" office:value="1580202.68989666" calcext:value-type="float">
            <text:p>1580202.68989666</text:p>
          </table:table-cell>
          <table:table-cell office:value-type="float" office:value="253974.961031377" calcext:value-type="float">
            <text:p>253974.961031377</text:p>
          </table:table-cell>
          <table:table-cell office:value-type="float" office:value="155296.386538317" calcext:value-type="float">
            <text:p>155296.386538317</text:p>
          </table:table-cell>
          <table:table-cell table:number-columns-repeated="5"/>
          <table:table-cell office:value-type="float" office:value="1332.492" calcext:value-type="float">
            <text:p>1332.492</text:p>
          </table:table-cell>
          <table:table-cell table:formula="of:=LN([.O53])" office:value-type="float" office:value="7.19480615226963" calcext:value-type="float">
            <text:p>7.1948061523</text:p>
          </table:table-cell>
          <table:table-cell/>
          <table:table-cell table:formula="of:=[.$L$65]+[.$L$66]*[.P53]+[.$L$67]*[.P53]^2" office:value-type="float" office:value="0" calcext:value-type="float">
            <text:p>0</text:p>
          </table:table-cell>
          <table:table-cell table:formula="of:=EXP([.R53])" office:value-type="float" office:value="1" calcext:value-type="float">
            <text:p>1</text:p>
          </table:table-cell>
          <table:table-cell table:formula="of:=[.R53]-[.T3]" office:value-type="float" office:value="0" calcext:value-type="float">
            <text:p>0</text:p>
          </table:table-cell>
          <table:table-cell/>
          <table:table-cell table:formula="of:=[.T53]*[.D3]/[.C3]" office:value-type="float" office:value="0" calcext:value-type="float">
            <text:p>0</text:p>
          </table:table-cell>
          <table:table-cell/>
          <table:table-cell table:formula="of:=EXP([.R53]) - [.C3]" office:value-type="float" office:value="0.99796487" calcext:value-type="float">
            <text:p>0.997964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978.774762096" calcext:value-type="float">
            <text:p>344978.774762096</text:p>
          </table:table-cell>
          <table:table-cell office:value-type="float" office:value="13335947.5698511" calcext:value-type="float">
            <text:p>13335947.5698511</text:p>
          </table:table-cell>
          <table:table-cell office:value-type="float" office:value="85163351.8777809" calcext:value-type="float">
            <text:p>85163351.8777809</text:p>
          </table:table-cell>
          <table:table-cell office:value-type="float" office:value="552401845.447607" calcext:value-type="float">
            <text:p>552401845.447607</text:p>
          </table:table-cell>
          <table:table-cell office:value-type="float" office:value="-1534094.13669304" calcext:value-type="float">
            <text:p>-1534094.13669304</text:p>
          </table:table-cell>
          <table:table-cell office:value-type="float" office:value="9763036.08729919" calcext:value-type="float">
            <text:p>9763036.08729919</text:p>
          </table:table-cell>
          <table:table-cell office:value-type="float" office:value="1421020.14790763" calcext:value-type="float">
            <text:p>1421020.14790763</text:p>
          </table:table-cell>
          <table:table-cell office:value-type="float" office:value="1155453.2302042" calcext:value-type="float">
            <text:p>1155453.2302042</text:p>
          </table:table-cell>
          <table:table-cell table:number-columns-repeated="5"/>
          <table:table-cell office:value-type="float" office:value="121.777" calcext:value-type="float">
            <text:p>121.777</text:p>
          </table:table-cell>
          <table:table-cell table:formula="of:=LN([.O54])" office:value-type="float" office:value="4.80219150329003" calcext:value-type="float">
            <text:p>4.8021915033</text:p>
          </table:table-cell>
          <table:table-cell/>
          <table:table-cell table:formula="of:=[.$L$65]+[.$L$66]*[.P54]+[.$L$67]*[.P54]^2" office:value-type="float" office:value="0" calcext:value-type="float">
            <text:p>0</text:p>
          </table:table-cell>
          <table:table-cell table:formula="of:=EXP([.R54])" office:value-type="float" office:value="1" calcext:value-type="float">
            <text:p>1</text:p>
          </table:table-cell>
          <table:table-cell table:formula="of:=[.R54]-[.T4]" office:value-type="float" office:value="0" calcext:value-type="float">
            <text:p>0</text:p>
          </table:table-cell>
          <table:table-cell/>
          <table:table-cell table:formula="of:=[.T54]*[.D4]/[.C4]" office:value-type="float" office:value="0" calcext:value-type="float">
            <text:p>0</text:p>
          </table:table-cell>
          <table:table-cell/>
          <table:table-cell table:formula="of:=EXP([.R54]) - [.C4]" office:value-type="float" office:value="-3.43" calcext:value-type="float">
            <text:p>-3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642.9057898432" calcext:value-type="float">
            <text:p>-23642.9057898432</text:p>
          </table:table-cell>
          <table:table-cell office:value-type="float" office:value="-70211.0223991834" calcext:value-type="float">
            <text:p>-70211.0223991834</text:p>
          </table:table-cell>
          <table:table-cell office:value-type="float" office:value="-330487.623722402" calcext:value-type="float">
            <text:p>-330487.623722402</text:p>
          </table:table-cell>
          <table:table-cell office:value-type="float" office:value="-1534094.13669304" calcext:value-type="float">
            <text:p>-1534094.13669304</text:p>
          </table:table-cell>
          <table:table-cell office:value-type="float" office:value="93245.3413363278" calcext:value-type="float">
            <text:p>93245.3413363278</text:p>
          </table:table-cell>
          <table:table-cell office:value-type="float" office:value="-53965.1345015261" calcext:value-type="float">
            <text:p>-53965.1345015261</text:p>
          </table:table-cell>
          <table:table-cell office:value-type="float" office:value="-16245.8878976573" calcext:value-type="float">
            <text:p>-16245.887897657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44.7" calcext:value-type="float">
            <text:p>244.7</text:p>
          </table:table-cell>
          <table:table-cell table:formula="of:=LN([.O55])" office:value-type="float" office:value="5.50003297044863" calcext:value-type="float">
            <text:p>5.5000329704</text:p>
          </table:table-cell>
          <table:table-cell/>
          <table:table-cell table:formula="of:=[.$L$65]+[.$L$66]*[.P55]+[.$L$67]*[.P55]^2+[.$L$68]" office:value-type="float" office:value="0" calcext:value-type="float">
            <text:p>0</text:p>
          </table:table-cell>
          <table:table-cell table:formula="of:=EXP([.R55])" office:value-type="float" office:value="1" calcext:value-type="float">
            <text:p>1</text:p>
          </table:table-cell>
          <table:table-cell table:formula="of:=[.R55]-[.T5]" office:value-type="float" office:value="0" calcext:value-type="float">
            <text:p>0</text:p>
          </table:table-cell>
          <table:table-cell/>
          <table:table-cell table:formula="of:=[.T55]*[.D5]/[.C5]" office:value-type="float" office:value="0" calcext:value-type="float">
            <text:p>0</text:p>
          </table:table-cell>
          <table:table-cell/>
          <table:table-cell table:formula="of:=EXP([.R55]) - [.C5]" office:value-type="float" office:value="-2.56" calcext:value-type="float">
            <text:p>-2.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20.6067135558" calcext:value-type="float">
            <text:p>10320.6067135558</text:p>
          </table:table-cell>
          <table:table-cell office:value-type="float" office:value="259964.277777778" calcext:value-type="float">
            <text:p>259964.277777778</text:p>
          </table:table-cell>
          <table:table-cell office:value-type="float" office:value="1580202.68989666" calcext:value-type="float">
            <text:p>1580202.68989666</text:p>
          </table:table-cell>
          <table:table-cell office:value-type="float" office:value="9763036.08729919" calcext:value-type="float">
            <text:p>9763036.08729919</text:p>
          </table:table-cell>
          <table:table-cell office:value-type="float" office:value="-53965.1345015261" calcext:value-type="float">
            <text:p>-53965.1345015261</text:p>
          </table:table-cell>
          <table:table-cell office:value-type="float" office:value="259964.277777778" calcext:value-type="float">
            <text:p>259964.2777777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44.2785" calcext:value-type="float">
            <text:p>344.2785</text:p>
          </table:table-cell>
          <table:table-cell table:formula="of:=LN([.O56])" office:value-type="float" office:value="5.841450922853" calcext:value-type="float">
            <text:p>5.8414509229</text:p>
          </table:table-cell>
          <table:table-cell/>
          <table:table-cell table:formula="of:=[.$L$65]+[.$L$66]*[.P56]+[.$L$67]*[.P56]^2+[.$L$68]" office:value-type="float" office:value="0" calcext:value-type="float">
            <text:p>0</text:p>
          </table:table-cell>
          <table:table-cell table:formula="of:=EXP([.R56])" office:value-type="float" office:value="1" calcext:value-type="float">
            <text:p>1</text:p>
          </table:table-cell>
          <table:table-cell table:formula="of:=[.R56]-[.T6]" office:value-type="float" office:value="0" calcext:value-type="float">
            <text:p>0</text:p>
          </table:table-cell>
          <table:table-cell/>
          <table:table-cell table:formula="of:=[.T56]*[.D6]/[.C6]" office:value-type="float" office:value="0" calcext:value-type="float">
            <text:p>0</text:p>
          </table:table-cell>
          <table:table-cell/>
          <table:table-cell table:formula="of:=EXP([.R56]) - [.C6]" office:value-type="float" office:value="-1.79" calcext:value-type="float">
            <text:p>-1.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2.01708302426" calcext:value-type="float">
            <text:p>5892.0170830243</text:p>
          </table:table-cell>
          <table:table-cell office:value-type="float" office:value="45636.6410815223" calcext:value-type="float">
            <text:p>45636.6410815223</text:p>
          </table:table-cell>
          <table:table-cell office:value-type="float" office:value="253974.961031377" calcext:value-type="float">
            <text:p>253974.961031377</text:p>
          </table:table-cell>
          <table:table-cell office:value-type="float" office:value="1421020.14790763" calcext:value-type="float">
            <text:p>1421020.14790763</text:p>
          </table:table-cell>
          <table:table-cell office:value-type="float" office:value="-16245.8878976573" calcext:value-type="float">
            <text:p>-16245.8878976573</text:p>
          </table:table-cell>
          <table:table-cell office:value-type="float" office:value="0" calcext:value-type="float">
            <text:p>0</text:p>
          </table:table-cell>
          <table:table-cell office:value-type="float" office:value="45636.6410815223" calcext:value-type="float">
            <text:p>45636.641081522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3.965" calcext:value-type="float">
            <text:p>443.965</text:p>
          </table:table-cell>
          <table:table-cell table:formula="of:=LN([.O57])" office:value-type="float" office:value="6.09574573049624" calcext:value-type="float">
            <text:p>6.0957457305</text:p>
          </table:table-cell>
          <table:table-cell/>
          <table:table-cell table:formula="of:=[.$L$65]+[.$L$66]*[.P57]+[.$L$67]*[.P57]^2+[.$L$68]" office:value-type="float" office:value="0" calcext:value-type="float">
            <text:p>0</text:p>
          </table:table-cell>
          <table:table-cell table:formula="of:=EXP([.R57])" office:value-type="float" office:value="1" calcext:value-type="float">
            <text:p>1</text:p>
          </table:table-cell>
          <table:table-cell table:formula="of:=[.R57]-[.T7]" office:value-type="float" office:value="0" calcext:value-type="float">
            <text:p>0</text:p>
          </table:table-cell>
          <table:table-cell/>
          <table:table-cell table:formula="of:=[.T57]*[.D7]/[.C7]" office:value-type="float" office:value="0" calcext:value-type="float">
            <text:p>0</text:p>
          </table:table-cell>
          <table:table-cell/>
          <table:table-cell table:formula="of:=EXP([.R57]) - [.C7]" office:value-type="float" office:value="-1.27" calcext:value-type="float">
            <text:p>-1.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962.3836514252" calcext:value-type="float">
            <text:p>20962.3836514252</text:p>
          </table:table-cell>
          <table:table-cell office:value-type="float" office:value="155296.386538317" calcext:value-type="float">
            <text:p>155296.386538317</text:p>
          </table:table-cell>
          <table:table-cell office:value-type="float" office:value="1155453.2302042" calcext:value-type="float">
            <text:p>1155453.23020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962.3836514252" calcext:value-type="float">
            <text:p>20962.3836514252</text:p>
          </table:table-cell>
          <table:table-cell table:number-columns-repeated="5"/>
          <table:table-cell office:value-type="float" office:value="778.9045" calcext:value-type="float">
            <text:p>778.9045</text:p>
          </table:table-cell>
          <table:table-cell table:formula="of:=LN([.O58])" office:value-type="float" office:value="6.65788844528757" calcext:value-type="float">
            <text:p>6.6578884453</text:p>
          </table:table-cell>
          <table:table-cell/>
          <table:table-cell table:formula="of:=[.$L$65]+[.$L$66]*[.P58]+[.$L$67]*[.P58]^2+[.$L$68]" office:value-type="float" office:value="0" calcext:value-type="float">
            <text:p>0</text:p>
          </table:table-cell>
          <table:table-cell table:formula="of:=EXP([.R58])" office:value-type="float" office:value="1" calcext:value-type="float">
            <text:p>1</text:p>
          </table:table-cell>
          <table:table-cell table:formula="of:=[.R58]-[.T8]" office:value-type="float" office:value="0" calcext:value-type="float">
            <text:p>0</text:p>
          </table:table-cell>
          <table:table-cell/>
          <table:table-cell table:formula="of:=[.T58]*[.D8]/[.C8]" office:value-type="float" office:value="0" calcext:value-type="float">
            <text:p>0</text:p>
          </table:table-cell>
          <table:table-cell/>
          <table:table-cell table:formula="of:=EXP([.R58]) - [.C8]" office:value-type="float" office:value="-0.51" calcext:value-type="float">
            <text:p>-0.5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867.38" calcext:value-type="float">
            <text:p>867.38</text:p>
          </table:table-cell>
          <table:table-cell table:formula="of:=LN([.O59])" office:value-type="float" office:value="6.76547717372248" calcext:value-type="float">
            <text:p>6.7654771737</text:p>
          </table:table-cell>
          <table:table-cell/>
          <table:table-cell table:formula="of:=[.$L$65]+[.$L$66]*[.P59]+[.$L$67]*[.P59]^2+[.$L$68]" office:value-type="float" office:value="0" calcext:value-type="float">
            <text:p>0</text:p>
          </table:table-cell>
          <table:table-cell table:formula="of:=EXP([.R59])" office:value-type="float" office:value="1" calcext:value-type="float">
            <text:p>1</text:p>
          </table:table-cell>
          <table:table-cell table:formula="of:=[.R59]-[.T9]" office:value-type="float" office:value="0" calcext:value-type="float">
            <text:p>0</text:p>
          </table:table-cell>
          <table:table-cell/>
          <table:table-cell table:formula="of:=[.T59]*[.D9]/[.C9]" office:value-type="float" office:value="0" calcext:value-type="float">
            <text:p>0</text:p>
          </table:table-cell>
          <table:table-cell/>
          <table:table-cell table:formula="of:=EXP([.R59]) - [.C9]" office:value-type="float" office:value="-0.39" calcext:value-type="float">
            <text:p>-0.3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964.057" calcext:value-type="float">
            <text:p>964.057</text:p>
          </table:table-cell>
          <table:table-cell table:formula="of:=LN([.O60])" office:value-type="float" office:value="6.87115042149322" calcext:value-type="float">
            <text:p>6.8711504215</text:p>
          </table:table-cell>
          <table:table-cell/>
          <table:table-cell table:formula="of:=[.$L$65]+[.$L$66]*[.P60]+[.$L$67]*[.P60]^2+[.$L$68]" office:value-type="float" office:value="0" calcext:value-type="float">
            <text:p>0</text:p>
          </table:table-cell>
          <table:table-cell table:formula="of:=EXP([.R60])" office:value-type="float" office:value="1" calcext:value-type="float">
            <text:p>1</text:p>
          </table:table-cell>
          <table:table-cell table:formula="of:=[.R60]-[.T10]" office:value-type="float" office:value="0" calcext:value-type="float">
            <text:p>0</text:p>
          </table:table-cell>
          <table:table-cell/>
          <table:table-cell table:formula="of:=[.T60]*[.D10]/[.C10]" office:value-type="float" office:value="0" calcext:value-type="float">
            <text:p>0</text:p>
          </table:table-cell>
          <table:table-cell/>
          <table:table-cell table:formula="of:=EXP([.R60]) - [.C10]" office:value-type="float" office:value="-0.31" calcext:value-type="float">
            <text:p>-0.3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112.069" calcext:value-type="float">
            <text:p>1112.069</text:p>
          </table:table-cell>
          <table:table-cell table:formula="of:=LN([.O61])" office:value-type="float" office:value="7.0139775232452" calcext:value-type="float">
            <text:p>7.0139775232</text:p>
          </table:table-cell>
          <table:table-cell/>
          <table:table-cell table:formula="of:=[.$L$65]+[.$L$66]*[.P61]+[.$L$67]*[.P61]^2+[.$L$68]" office:value-type="float" office:value="0" calcext:value-type="float">
            <text:p>0</text:p>
          </table:table-cell>
          <table:table-cell table:formula="of:=EXP([.R61])" office:value-type="float" office:value="1" calcext:value-type="float">
            <text:p>1</text:p>
          </table:table-cell>
          <table:table-cell table:formula="of:=[.R61]-[.T11]" office:value-type="float" office:value="0" calcext:value-type="float">
            <text:p>0</text:p>
          </table:table-cell>
          <table:table-cell/>
          <table:table-cell table:formula="of:=[.T61]*[.D11]/[.C11]" office:value-type="float" office:value="0" calcext:value-type="float">
            <text:p>0</text:p>
          </table:table-cell>
          <table:table-cell/>
          <table:table-cell table:formula="of:=EXP([.R61]) - [.C11]" office:value-type="float" office:value="-0.17" calcext:value-type="float">
            <text:p>-0.1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212.948" calcext:value-type="float">
            <text:p>1212.948</text:p>
          </table:table-cell>
          <table:table-cell table:formula="of:=LN([.O62])" office:value-type="float" office:value="7.10080903910512" calcext:value-type="float">
            <text:p>7.1008090391</text:p>
          </table:table-cell>
          <table:table-cell/>
          <table:table-cell table:formula="of:=[.$L$65]+[.$L$66]*[.P62]+[.$L$67]*[.P62]^2+[.$L$68]" office:value-type="float" office:value="0" calcext:value-type="float">
            <text:p>0</text:p>
          </table:table-cell>
          <table:table-cell table:formula="of:=EXP([.R62])" office:value-type="float" office:value="1" calcext:value-type="float">
            <text:p>1</text:p>
          </table:table-cell>
          <table:table-cell table:formula="of:=[.R62]-[.T12]" office:value-type="float" office:value="0" calcext:value-type="float">
            <text:p>0</text:p>
          </table:table-cell>
          <table:table-cell/>
          <table:table-cell table:formula="of:=[.T62]*[.D12]/[.C12]" office:value-type="float" office:value="0" calcext:value-type="float">
            <text:p>0</text:p>
          </table:table-cell>
          <table:table-cell/>
          <table:table-cell table:formula="of:=EXP([.R62]) - [.C12]"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299.142" calcext:value-type="float">
            <text:p>1299.142</text:p>
          </table:table-cell>
          <table:table-cell table:formula="of:=LN([.O63])" office:value-type="float" office:value="7.16945932555375" calcext:value-type="float">
            <text:p>7.1694593256</text:p>
          </table:table-cell>
          <table:table-cell/>
          <table:table-cell table:formula="of:=[.$L$65]+[.$L$66]*[.P63]+[.$L$67]*[.P63]^2+[.$L$68]" office:value-type="float" office:value="0" calcext:value-type="float">
            <text:p>0</text:p>
          </table:table-cell>
          <table:table-cell table:formula="of:=EXP([.R63])" office:value-type="float" office:value="1" calcext:value-type="float">
            <text:p>1</text:p>
          </table:table-cell>
          <table:table-cell table:formula="of:=[.R63]-[.T13]" office:value-type="float" office:value="0" calcext:value-type="float">
            <text:p>0</text:p>
          </table:table-cell>
          <table:table-cell/>
          <table:table-cell table:formula="of:=[.T63]*[.D13]/[.C13]" office:value-type="float" office:value="0" calcext:value-type="float">
            <text:p>0</text:p>
          </table:table-cell>
          <table:table-cell/>
          <table:table-cell table:formula="of:=EXP([.R63]) - [.C13]" office:value-type="float" office:value="-0.05" calcext:value-type="float">
            <text:p>-0.0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408.006" calcext:value-type="float">
            <text:p>1408.006</text:p>
          </table:table-cell>
          <table:table-cell table:formula="of:=LN([.O64])" office:value-type="float" office:value="7.24992979807255" calcext:value-type="float">
            <text:p>7.2499297981</text:p>
          </table:table-cell>
          <table:table-cell/>
          <table:table-cell table:formula="of:=[.$L$65]+[.$L$66]*[.P64]+[.$L$67]*[.P64]^2+[.$L$68]" office:value-type="float" office:value="0" calcext:value-type="float">
            <text:p>0</text:p>
          </table:table-cell>
          <table:table-cell table:formula="of:=EXP([.R64])" office:value-type="float" office:value="1" calcext:value-type="float">
            <text:p>1</text:p>
          </table:table-cell>
          <table:table-cell table:formula="of:=[.R64]-[.T14]" office:value-type="float" office:value="0" calcext:value-type="float">
            <text:p>0</text:p>
          </table:table-cell>
          <table:table-cell/>
          <table:table-cell table:formula="of:=[.T64]*[.D14]/[.C14]" office:value-type="float" office:value="0" calcext:value-type="float">
            <text:p>0</text:p>
          </table:table-cell>
          <table:table-cell/>
          <table:table-cell table:formula="of:=EXP([.R64]) - [.C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5"/>
          <table:table-cell office:value-type="float" office:value="79.6142" calcext:value-type="float">
            <text:p>79.6142</text:p>
          </table:table-cell>
          <table:table-cell table:formula="of:=LN([.O65])" office:value-type="float" office:value="4.37719246890018" calcext:value-type="float">
            <text:p>4.3771924689</text:p>
          </table:table-cell>
          <table:table-cell/>
          <table:table-cell table:formula="of:=[.$L$65]+[.$L$66]*[.P65]+[.$L$67]*[.P65]^2+[.$L$69]" office:value-type="float" office:value="0" calcext:value-type="float">
            <text:p>0</text:p>
          </table:table-cell>
          <table:table-cell table:formula="of:=EXP([.R65])" office:value-type="float" office:value="1" calcext:value-type="float">
            <text:p>1</text:p>
          </table:table-cell>
          <table:table-cell table:formula="of:=[.R65]-[.T15]" office:value-type="float" office:value="0" calcext:value-type="float">
            <text:p>0</text:p>
          </table:table-cell>
          <table:table-cell/>
          <table:table-cell table:formula="of:=[.T65]*[.D15]/[.C15]" office:value-type="float" office:value="0" calcext:value-type="float">
            <text:p>0</text:p>
          </table:table-cell>
          <table:table-cell/>
          <table:table-cell table:formula="of:=EXP([.R65]) - [.C15]" office:value-type="float" office:value="-0.16" calcext:value-type="float">
            <text:p>-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number-matrix-columns-spanned="8" table:number-matrix-rows-spanned="8" table:formula="of:=MINVERSE([.B51:.I58])" office:value-type="float" office:value="0.00247048438324251" calcext:value-type="float">
            <text:p>0.0024704844</text:p>
          </table:table-cell>
          <table:table-cell office:value-type="float" office:value="0.0044760643607871" calcext:value-type="float">
            <text:p>0.0044760644</text:p>
          </table:table-cell>
          <table:table-cell office:value-type="float" office:value="-0.00132948742571812" calcext:value-type="float">
            <text:p>-0.0013294874</text:p>
          </table:table-cell>
          <table:table-cell office:value-type="float" office:value="0.0000984067834218133" calcext:value-type="float">
            <text:p>9.84067834218133E-005</text:p>
          </table:table-cell>
          <table:table-cell office:value-type="float" office:value="0.000873502048116394" calcext:value-type="float">
            <text:p>0.000873502</text:p>
          </table:table-cell>
          <table:table-cell office:value-type="float" office:value="-0.00000717195658979111" calcext:value-type="float">
            <text:p>-0.000007172</text:p>
          </table:table-cell>
          <table:table-cell office:value-type="float" office:value="-0.000149427459197231" calcext:value-type="float">
            <text:p>-0.0001494275</text:p>
          </table:table-cell>
          <table:table-cell office:value-type="float" office:value="-0.0000509875696228938" calcext:value-type="float">
            <text:p>-5.09875696228938E-005</text:p>
          </table:table-cell>
          <table:table-cell table:number-columns-repeated="5"/>
          <table:table-cell office:value-type="float" office:value="80.9979" calcext:value-type="float">
            <text:p>80.9979</text:p>
          </table:table-cell>
          <table:table-cell table:formula="of:=LN([.O66])" office:value-type="float" office:value="4.39442322841043" calcext:value-type="float">
            <text:p>4.3944232284</text:p>
          </table:table-cell>
          <table:table-cell/>
          <table:table-cell table:formula="of:=[.$L$65]+[.$L$66]*[.P66]+[.$L$67]*[.P66]^2+[.$L$69]" office:value-type="float" office:value="0" calcext:value-type="float">
            <text:p>0</text:p>
          </table:table-cell>
          <table:table-cell table:formula="of:=EXP([.R66])" office:value-type="float" office:value="1" calcext:value-type="float">
            <text:p>1</text:p>
          </table:table-cell>
          <table:table-cell table:formula="of:=[.R66]-[.T16]" office:value-type="float" office:value="0" calcext:value-type="float">
            <text:p>0</text:p>
          </table:table-cell>
          <table:table-cell/>
          <table:table-cell table:formula="of:=[.T66]*[.D16]/[.C16]" office:value-type="float" office:value="0" calcext:value-type="float">
            <text:p>0</text:p>
          </table:table-cell>
          <table:table-cell/>
          <table:table-cell table:formula="of:=EXP([.R66]) - [.C16]" office:value-type="float" office:value="-0.19" calcext:value-type="float">
            <text:p>-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0447606436077918" calcext:value-type="float">
            <text:p>0.0044760644</text:p>
          </table:table-cell>
          <table:table-cell office:value-type="float" office:value="0.0558251000716869" calcext:value-type="float">
            <text:p>0.0558251001</text:p>
          </table:table-cell>
          <table:table-cell office:value-type="float" office:value="-0.0173449975492764" calcext:value-type="float">
            <text:p>-0.0173449975</text:p>
          </table:table-cell>
          <table:table-cell office:value-type="float" office:value="0.00133541526170391" calcext:value-type="float">
            <text:p>0.0013354153</text:p>
          </table:table-cell>
          <table:table-cell office:value-type="float" office:value="0.00365918022257073" calcext:value-type="float">
            <text:p>0.0036591802</text:p>
          </table:table-cell>
          <table:table-cell office:value-type="float" office:value="0.0000371013399630887" calcext:value-type="float">
            <text:p>3.71013399630887E-005</text:p>
          </table:table-cell>
          <table:table-cell office:value-type="float" office:value="-0.000154555356562006" calcext:value-type="float">
            <text:p>-0.0001545554</text:p>
          </table:table-cell>
          <table:table-cell office:value-type="float" office:value="-0.000936038538811023" calcext:value-type="float">
            <text:p>-0.0009360385</text:p>
          </table:table-cell>
          <table:table-cell table:number-columns-repeated="5"/>
          <table:table-cell office:value-type="float" office:value="276.3989" calcext:value-type="float">
            <text:p>276.3989</text:p>
          </table:table-cell>
          <table:table-cell table:formula="of:=LN([.O67])" office:value-type="float" office:value="5.62184511214609" calcext:value-type="float">
            <text:p>5.6218451121</text:p>
          </table:table-cell>
          <table:table-cell/>
          <table:table-cell table:formula="of:=[.$L$65]+[.$L$66]*[.P67]+[.$L$67]*[.P67]^2+[.$L$69]" office:value-type="float" office:value="0" calcext:value-type="float">
            <text:p>0</text:p>
          </table:table-cell>
          <table:table-cell table:formula="of:=EXP([.R67])" office:value-type="float" office:value="1" calcext:value-type="float">
            <text:p>1</text:p>
          </table:table-cell>
          <table:table-cell table:formula="of:=[.R67]-[.T17]" office:value-type="float" office:value="0" calcext:value-type="float">
            <text:p>0</text:p>
          </table:table-cell>
          <table:table-cell/>
          <table:table-cell table:formula="of:=[.T67]*[.D17]/[.C17]" office:value-type="float" office:value="0" calcext:value-type="float">
            <text:p>0</text:p>
          </table:table-cell>
          <table:table-cell/>
          <table:table-cell table:formula="of:=EXP([.R67]) - [.C17]" office:value-type="float" office:value="-0.277" calcext:value-type="float">
            <text:p>-0.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-0.00132948742571551" calcext:value-type="float">
            <text:p>-0.0013294874</text:p>
          </table:table-cell>
          <table:table-cell office:value-type="float" office:value="-0.0173449975492761" calcext:value-type="float">
            <text:p>-0.0173449975</text:p>
          </table:table-cell>
          <table:table-cell office:value-type="float" office:value="0.00541404668795045" calcext:value-type="float">
            <text:p>0.0054140467</text:p>
          </table:table-cell>
          <table:table-cell office:value-type="float" office:value="-0.000418098258547937" calcext:value-type="float">
            <text:p>-0.0004180983</text:p>
          </table:table-cell>
          <table:table-cell office:value-type="float" office:value="-0.00110841507614325" calcext:value-type="float">
            <text:p>-0.0011084151</text:p>
          </table:table-cell>
          <table:table-cell office:value-type="float" office:value="-0.0000399964342604254" calcext:value-type="float">
            <text:p>-3.99964342604254E-005</text:p>
          </table:table-cell>
          <table:table-cell office:value-type="float" office:value="0.0000106790479092105" calcext:value-type="float">
            <text:p>0.000010679</text:p>
          </table:table-cell>
          <table:table-cell office:value-type="float" office:value="0.000281627764887773" calcext:value-type="float">
            <text:p>0.0002816278</text:p>
          </table:table-cell>
          <table:table-cell table:number-columns-repeated="5"/>
          <table:table-cell office:value-type="float" office:value="302.8508" calcext:value-type="float">
            <text:p>302.8508</text:p>
          </table:table-cell>
          <table:table-cell table:formula="of:=LN([.O68])" office:value-type="float" office:value="5.7132402749952" calcext:value-type="float">
            <text:p>5.713240275</text:p>
          </table:table-cell>
          <table:table-cell/>
          <table:table-cell table:formula="of:=[.$L$65]+[.$L$66]*[.P68]+[.$L$67]*[.P68]^2+[.$L$69]" office:value-type="float" office:value="0" calcext:value-type="float">
            <text:p>0</text:p>
          </table:table-cell>
          <table:table-cell table:formula="of:=EXP([.R68])" office:value-type="float" office:value="1" calcext:value-type="float">
            <text:p>1</text:p>
          </table:table-cell>
          <table:table-cell table:formula="of:=[.R68]-[.T18]" office:value-type="float" office:value="0" calcext:value-type="float">
            <text:p>0</text:p>
          </table:table-cell>
          <table:table-cell/>
          <table:table-cell table:formula="of:=[.T68]*[.D18]/[.C18]" office:value-type="float" office:value="0" calcext:value-type="float">
            <text:p>0</text:p>
          </table:table-cell>
          <table:table-cell/>
          <table:table-cell table:formula="of:=EXP([.R68]) - [.C18]" office:value-type="float" office:value="-0.196" calcext:value-type="float">
            <text:p>-0.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0984067834216146" calcext:value-type="float">
            <text:p>9.84067834216146E-005</text:p>
          </table:table-cell>
          <table:table-cell office:value-type="float" office:value="0.00133541526170387" calcext:value-type="float">
            <text:p>0.0013354153</text:p>
          </table:table-cell>
          <table:table-cell office:value-type="float" office:value="-0.000418098258547932" calcext:value-type="float">
            <text:p>-0.0004180983</text:p>
          </table:table-cell>
          <table:table-cell office:value-type="float" office:value="0.0000323671049027573" calcext:value-type="float">
            <text:p>3.23671049027573E-005</text:p>
          </table:table-cell>
          <table:table-cell office:value-type="float" office:value="0.0000834705726324145" calcext:value-type="float">
            <text:p>8.34705726324145E-005</text:p>
          </table:table-cell>
          <table:table-cell office:value-type="float" office:value="0.00000387514210514256" calcext:value-type="float">
            <text:p>3.87514210514256E-006</text:p>
          </table:table-cell>
          <table:table-cell office:value-type="float" office:value="0.000000538007371375603" calcext:value-type="float">
            <text:p>0.000000538</text:p>
          </table:table-cell>
          <table:table-cell office:value-type="float" office:value="-0.0000220878598205434" calcext:value-type="float">
            <text:p>-2.20878598205434E-005</text:p>
          </table:table-cell>
          <table:table-cell table:number-columns-repeated="5"/>
          <table:table-cell office:value-type="float" office:value="356.0129" calcext:value-type="float">
            <text:p>356.0129</text:p>
          </table:table-cell>
          <table:table-cell table:formula="of:=LN([.O69])" office:value-type="float" office:value="5.87496696615058" calcext:value-type="float">
            <text:p>5.8749669662</text:p>
          </table:table-cell>
          <table:table-cell/>
          <table:table-cell table:formula="of:=[.$L$65]+[.$L$66]*[.P69]+[.$L$67]*[.P69]^2+[.$L$69]" office:value-type="float" office:value="0" calcext:value-type="float">
            <text:p>0</text:p>
          </table:table-cell>
          <table:table-cell table:formula="of:=EXP([.R69])" office:value-type="float" office:value="1" calcext:value-type="float">
            <text:p>1</text:p>
          </table:table-cell>
          <table:table-cell table:formula="of:=[.R69]-[.T19]" office:value-type="float" office:value="0" calcext:value-type="float">
            <text:p>0</text:p>
          </table:table-cell>
          <table:table-cell/>
          <table:table-cell table:formula="of:=[.T69]*[.D19]/[.C19]" office:value-type="float" office:value="0" calcext:value-type="float">
            <text:p>0</text:p>
          </table:table-cell>
          <table:table-cell/>
          <table:table-cell table:formula="of:=EXP([.R69]) - [.C19]" office:value-type="float" office:value="-0.0600000000000001" calcext:value-type="float">
            <text:p>-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0873502048116058" calcext:value-type="float">
            <text:p>0.000873502</text:p>
          </table:table-cell>
          <table:table-cell office:value-type="float" office:value="0.00365918022257295" calcext:value-type="float">
            <text:p>0.0036591802</text:p>
          </table:table-cell>
          <table:table-cell office:value-type="float" office:value="-0.00110841507614396" calcext:value-type="float">
            <text:p>-0.0011084151</text:p>
          </table:table-cell>
          <table:table-cell office:value-type="float" office:value="0.0000834705726324707" calcext:value-type="float">
            <text:p>8.34705726324707E-005</text:p>
          </table:table-cell>
          <table:table-cell office:value-type="float" office:value="0.000420874887381507" calcext:value-type="float">
            <text:p>0.0004208749</text:p>
          </table:table-cell>
          <table:table-cell office:value-type="float" office:value="-0.00000370963663941406" calcext:value-type="float">
            <text:p>-3.70963663941406E-006</text:p>
          </table:table-cell>
          <table:table-cell office:value-type="float" office:value="-0.0000527117434861537" calcext:value-type="float">
            <text:p>-5.27117434861537E-005</text:p>
          </table:table-cell>
          <table:table-cell office:value-type="float" office:value="-0.0000485930587690532" calcext:value-type="float">
            <text:p>-4.85930587690532E-005</text:p>
          </table:table-cell>
          <table:table-cell table:number-columns-repeated="5"/>
          <table:table-cell office:value-type="float" office:value="383.8485" calcext:value-type="float">
            <text:p>383.8485</text:p>
          </table:table-cell>
          <table:table-cell table:formula="of:=LN([.O70])" office:value-type="float" office:value="5.9502479434898" calcext:value-type="float">
            <text:p>5.9502479435</text:p>
          </table:table-cell>
          <table:table-cell/>
          <table:table-cell table:formula="of:=[.$L$65]+[.$L$66]*[.P70]+[.$L$67]*[.P70]^2+[.$L$69]" office:value-type="float" office:value="0" calcext:value-type="float">
            <text:p>0</text:p>
          </table:table-cell>
          <table:table-cell table:formula="of:=EXP([.R70])" office:value-type="float" office:value="1" calcext:value-type="float">
            <text:p>1</text:p>
          </table:table-cell>
          <table:table-cell table:formula="of:=[.R70]-[.T20]" office:value-type="float" office:value="0" calcext:value-type="float">
            <text:p>0</text:p>
          </table:table-cell>
          <table:table-cell/>
          <table:table-cell table:formula="of:=[.T70]*[.D20]/[.C20]" office:value-type="float" office:value="0" calcext:value-type="float">
            <text:p>0</text:p>
          </table:table-cell>
          <table:table-cell/>
          <table:table-cell table:formula="of:=EXP([.R70]) - [.C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-0.00000717195658983336" calcext:value-type="float">
            <text:p>-0.000007172</text:p>
          </table:table-cell>
          <table:table-cell office:value-type="float" office:value="0.0000371013399628651" calcext:value-type="float">
            <text:p>3.71013399628651E-005</text:p>
          </table:table-cell>
          <table:table-cell office:value-type="float" office:value="-0.0000399964342603564" calcext:value-type="float">
            <text:p>-3.99964342603564E-005</text:p>
          </table:table-cell>
          <table:table-cell office:value-type="float" office:value="0.00000387514210513728" calcext:value-type="float">
            <text:p>3.87514210513728E-006</text:p>
          </table:table-cell>
          <table:table-cell office:value-type="float" office:value="-0.00000370963663943533" calcext:value-type="float">
            <text:p>-3.70963663943533E-006</text:p>
          </table:table-cell>
          <table:table-cell office:value-type="float" office:value="0.0000638477170232905" calcext:value-type="float">
            <text:p>6.38477170232905E-005</text:p>
          </table:table-cell>
          <table:table-cell office:value-type="float" office:value="0.0000644273585832579" calcext:value-type="float">
            <text:p>6.44273585832579E-005</text:p>
          </table:table-cell>
          <table:table-cell office:value-type="float" office:value="0.0000456066326131289" calcext:value-type="float">
            <text:p>4.56066326131289E-005</text:p>
          </table:table-cell>
          <table:table-cell table:number-columns-repeated="5"/>
          <table:table-cell office:value-type="float" office:value="846.51" calcext:value-type="float">
            <text:p>846.51</text:p>
          </table:table-cell>
          <table:table-cell table:formula="of:=LN([.O71])" office:value-type="float" office:value="6.7411220148525" calcext:value-type="float">
            <text:p>6.7411220149</text:p>
          </table:table-cell>
          <table:table-cell/>
          <table:table-cell table:formula="of:=[.$L$65]+[.$L$66]*[.P71]+[.$L$67]*[.P71]^2+[.$L$70]" office:value-type="float" office:value="0" calcext:value-type="float">
            <text:p>0</text:p>
          </table:table-cell>
          <table:table-cell table:formula="of:=EXP([.R71])" office:value-type="float" office:value="1" calcext:value-type="float">
            <text:p>1</text:p>
          </table:table-cell>
          <table:table-cell table:formula="of:=[.R71]-[.T21]" office:value-type="float" office:value="0" calcext:value-type="float">
            <text:p>0</text:p>
          </table:table-cell>
          <table:table-cell/>
          <table:table-cell table:formula="of:=[.T71]*[.D21]/[.C21]" office:value-type="float" office:value="0" calcext:value-type="float">
            <text:p>0</text:p>
          </table:table-cell>
          <table:table-cell/>
          <table:table-cell table:formula="of:=EXP([.R71]) - [.C21]" office:value-type="float" office:value="-0.322" calcext:value-type="float">
            <text:p>-0.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-0.000149427459197289" calcext:value-type="float">
            <text:p>-0.0001494275</text:p>
          </table:table-cell>
          <table:table-cell office:value-type="float" office:value="-0.000154555356562721" calcext:value-type="float">
            <text:p>-0.0001545554</text:p>
          </table:table-cell>
          <table:table-cell office:value-type="float" office:value="0.000010679047909434" calcext:value-type="float">
            <text:p>0.000010679</text:p>
          </table:table-cell>
          <table:table-cell office:value-type="float" office:value="0.000000538007371358325" calcext:value-type="float">
            <text:p>0.000000538</text:p>
          </table:table-cell>
          <table:table-cell office:value-type="float" office:value="-0.0000527117434862" calcext:value-type="float">
            <text:p>-5.27117434862E-005</text:p>
          </table:table-cell>
          <table:table-cell office:value-type="float" office:value="0.0000644273585832558" calcext:value-type="float">
            <text:p>6.44273585832558E-005</text:p>
          </table:table-cell>
          <table:table-cell office:value-type="float" office:value="0.000100812356064591" calcext:value-type="float">
            <text:p>0.0001008124</text:p>
          </table:table-cell>
          <table:table-cell office:value-type="float" office:value="0.0000457862420846882" calcext:value-type="float">
            <text:p>4.57862420846882E-005</text:p>
          </table:table-cell>
          <table:table-cell table:number-columns-repeated="5"/>
          <table:table-cell office:value-type="float" office:value="1037.843" calcext:value-type="float">
            <text:p>1037.843</text:p>
          </table:table-cell>
          <table:table-cell table:formula="of:=LN([.O72])" office:value-type="float" office:value="6.94489979987756" calcext:value-type="float">
            <text:p>6.9448997999</text:p>
          </table:table-cell>
          <table:table-cell/>
          <table:table-cell table:formula="of:=[.$L$65]+[.$L$66]*[.P72]+[.$L$67]*[.P72]^2+[.$L$70]" office:value-type="float" office:value="0" calcext:value-type="float">
            <text:p>0</text:p>
          </table:table-cell>
          <table:table-cell table:formula="of:=EXP([.R72])" office:value-type="float" office:value="1" calcext:value-type="float">
            <text:p>1</text:p>
          </table:table-cell>
          <table:table-cell table:formula="of:=[.R72]-[.T22]" office:value-type="float" office:value="0" calcext:value-type="float">
            <text:p>0</text:p>
          </table:table-cell>
          <table:table-cell/>
          <table:table-cell table:formula="of:=[.T72]*[.D22]/[.C22]" office:value-type="float" office:value="0" calcext:value-type="float">
            <text:p>0</text:p>
          </table:table-cell>
          <table:table-cell/>
          <table:table-cell table:formula="of:=EXP([.R72]) - [.C22]" office:value-type="float" office:value="-0.147" calcext:value-type="float">
            <text:p>-0.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-0.0000509875696227748" calcext:value-type="float">
            <text:p>-5.09875696227748E-005</text:p>
          </table:table-cell>
          <table:table-cell office:value-type="float" office:value="-0.000936038538811091" calcext:value-type="float">
            <text:p>-0.0009360385</text:p>
          </table:table-cell>
          <table:table-cell office:value-type="float" office:value="0.000281627764887799" calcext:value-type="float">
            <text:p>0.0002816278</text:p>
          </table:table-cell>
          <table:table-cell office:value-type="float" office:value="-0.0000220878598205457" calcext:value-type="float">
            <text:p>-2.20878598205457E-005</text:p>
          </table:table-cell>
          <table:table-cell office:value-type="float" office:value="-0.0000485930587690218" calcext:value-type="float">
            <text:p>-4.85930587690218E-005</text:p>
          </table:table-cell>
          <table:table-cell office:value-type="float" office:value="0.0000456066326131251" calcext:value-type="float">
            <text:p>4.56066326131251E-005</text:p>
          </table:table-cell>
          <table:table-cell office:value-type="float" office:value="0.0000457862420846767" calcext:value-type="float">
            <text:p>4.57862420846767E-005</text:p>
          </table:table-cell>
          <table:table-cell office:value-type="float" office:value="0.000114839693095825" calcext:value-type="float">
            <text:p>0.0001148397</text:p>
          </table:table-cell>
          <table:table-cell table:number-columns-repeated="5"/>
          <table:table-cell office:value-type="float" office:value="1238.288" calcext:value-type="float">
            <text:p>1238.288</text:p>
          </table:table-cell>
          <table:table-cell table:formula="of:=LN([.O73])" office:value-type="float" office:value="7.1214850594691" calcext:value-type="float">
            <text:p>7.1214850595</text:p>
          </table:table-cell>
          <table:table-cell/>
          <table:table-cell table:formula="of:=[.$L$65]+[.$L$66]*[.P73]+[.$L$67]*[.P73]^2+[.$L$70]" office:value-type="float" office:value="0" calcext:value-type="float">
            <text:p>0</text:p>
          </table:table-cell>
          <table:table-cell table:formula="of:=EXP([.R73])" office:value-type="float" office:value="1" calcext:value-type="float">
            <text:p>1</text:p>
          </table:table-cell>
          <table:table-cell table:formula="of:=[.R73]-[.T23]" office:value-type="float" office:value="0" calcext:value-type="float">
            <text:p>0</text:p>
          </table:table-cell>
          <table:table-cell/>
          <table:table-cell table:formula="of:=[.T73]*[.D23]/[.C23]" office:value-type="float" office:value="0" calcext:value-type="float">
            <text:p>0</text:p>
          </table:table-cell>
          <table:table-cell/>
          <table:table-cell table:formula="of:=EXP([.R73]) - [.C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360.212" calcext:value-type="float">
            <text:p>1360.212</text:p>
          </table:table-cell>
          <table:table-cell table:formula="of:=LN([.O74])" office:value-type="float" office:value="7.21539584893465" calcext:value-type="float">
            <text:p>7.2153958489</text:p>
          </table:table-cell>
          <table:table-cell/>
          <table:table-cell table:formula="of:=[.$L$65]+[.$L$66]*[.P74]+[.$L$67]*[.P74]^2+[.$L$70]" office:value-type="float" office:value="0" calcext:value-type="float">
            <text:p>0</text:p>
          </table:table-cell>
          <table:table-cell table:formula="of:=EXP([.R74])" office:value-type="float" office:value="1" calcext:value-type="float">
            <text:p>1</text:p>
          </table:table-cell>
          <table:table-cell table:formula="of:=[.R74]-[.T24]" office:value-type="float" office:value="0" calcext:value-type="float">
            <text:p>0</text:p>
          </table:table-cell>
          <table:table-cell/>
          <table:table-cell table:formula="of:=[.T74]*[.D24]/[.C24]" office:value-type="float" office:value="0" calcext:value-type="float">
            <text:p>0</text:p>
          </table:table-cell>
          <table:table-cell/>
          <table:table-cell table:formula="of:=EXP([.R74]) - [.C24]"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015.215" calcext:value-type="float">
            <text:p>2015.215</text:p>
          </table:table-cell>
          <table:table-cell table:formula="of:=LN([.O75])" office:value-type="float" office:value="7.60848116844063" calcext:value-type="float">
            <text:p>7.6084811684</text:p>
          </table:table-cell>
          <table:table-cell/>
          <table:table-cell table:formula="of:=[.$L$65]+[.$L$66]*[.P75]+[.$L$67]*[.P75]^2+[.$L$70]" office:value-type="float" office:value="0" calcext:value-type="float">
            <text:p>0</text:p>
          </table:table-cell>
          <table:table-cell table:formula="of:=EXP([.R75])" office:value-type="float" office:value="1" calcext:value-type="float">
            <text:p>1</text:p>
          </table:table-cell>
          <table:table-cell table:formula="of:=[.R75]-[.T25]" office:value-type="float" office:value="0" calcext:value-type="float">
            <text:p>0</text:p>
          </table:table-cell>
          <table:table-cell/>
          <table:table-cell table:formula="of:=[.T75]*[.D25]/[.C25]" office:value-type="float" office:value="0" calcext:value-type="float">
            <text:p>0</text:p>
          </table:table-cell>
          <table:table-cell/>
          <table:table-cell table:formula="of:=EXP([.R75]) - [.C25]" office:value-type="float" office:value="0.32" calcext:value-type="float">
            <text:p>0.3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034.791" calcext:value-type="float">
            <text:p>2034.791</text:p>
          </table:table-cell>
          <table:table-cell table:formula="of:=LN([.O76])" office:value-type="float" office:value="7.61814838989971" calcext:value-type="float">
            <text:p>7.6181483899</text:p>
          </table:table-cell>
          <table:table-cell/>
          <table:table-cell table:formula="of:=[.$L$65]+[.$L$66]*[.P76]+[.$L$67]*[.P76]^2+[.$L$70]" office:value-type="float" office:value="0" calcext:value-type="float">
            <text:p>0</text:p>
          </table:table-cell>
          <table:table-cell table:formula="of:=EXP([.R76])" office:value-type="float" office:value="1" calcext:value-type="float">
            <text:p>1</text:p>
          </table:table-cell>
          <table:table-cell table:formula="of:=[.R76]-[.T26]" office:value-type="float" office:value="0" calcext:value-type="float">
            <text:p>0</text:p>
          </table:table-cell>
          <table:table-cell/>
          <table:table-cell table:formula="of:=[.T76]*[.D26]/[.C26]" office:value-type="float" office:value="0" calcext:value-type="float">
            <text:p>0</text:p>
          </table:table-cell>
          <table:table-cell/>
          <table:table-cell table:formula="of:=EXP([.R76]) - [.C26]" office:value-type="float" office:value="0.307" calcext:value-type="float">
            <text:p>0.30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2598.5" calcext:value-type="float">
            <text:p>2598.5</text:p>
          </table:table-cell>
          <table:table-cell table:formula="of:=LN([.O77])" office:value-type="float" office:value="7.8626896344485" calcext:value-type="float">
            <text:p>7.8626896344</text:p>
          </table:table-cell>
          <table:table-cell/>
          <table:table-cell table:formula="of:=[.$L$65]+[.$L$66]*[.P77]+[.$L$67]*[.P77]^2+[.$L$70]" office:value-type="float" office:value="0" calcext:value-type="float">
            <text:p>0</text:p>
          </table:table-cell>
          <table:table-cell table:formula="of:=EXP([.R77])" office:value-type="float" office:value="1" calcext:value-type="float">
            <text:p>1</text:p>
          </table:table-cell>
          <table:table-cell table:formula="of:=[.R77]-[.T27]" office:value-type="float" office:value="0" calcext:value-type="float">
            <text:p>0</text:p>
          </table:table-cell>
          <table:table-cell/>
          <table:table-cell table:formula="of:=[.T77]*[.D27]/[.C27]" office:value-type="float" office:value="0" calcext:value-type="float">
            <text:p>0</text:p>
          </table:table-cell>
          <table:table-cell/>
          <table:table-cell table:formula="of:=EXP([.R77]) - [.C27]" office:value-type="float" office:value="0.44" calcext:value-type="float">
            <text:p>0.4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3009.645" calcext:value-type="float">
            <text:p>3009.645</text:p>
          </table:table-cell>
          <table:table-cell table:formula="of:=LN([.O78])" office:value-type="float" office:value="8.00957741058809" calcext:value-type="float">
            <text:p>8.0095774106</text:p>
          </table:table-cell>
          <table:table-cell/>
          <table:table-cell table:formula="of:=[.$L$65]+[.$L$66]*[.P78]+[.$L$67]*[.P78]^2+[.$L$70]" office:value-type="float" office:value="0" calcext:value-type="float">
            <text:p>0</text:p>
          </table:table-cell>
          <table:table-cell table:formula="of:=EXP([.R78])" office:value-type="float" office:value="1" calcext:value-type="float">
            <text:p>1</text:p>
          </table:table-cell>
          <table:table-cell table:formula="of:=[.R78]-[.T28]" office:value-type="float" office:value="0" calcext:value-type="float">
            <text:p>0</text:p>
          </table:table-cell>
          <table:table-cell/>
          <table:table-cell table:formula="of:=[.T78]*[.D28]/[.C28]" office:value-type="float" office:value="0" calcext:value-type="float">
            <text:p>0</text:p>
          </table:table-cell>
          <table:table-cell/>
          <table:table-cell table:formula="of:=EXP([.R78]) - [.C28]" office:value-type="float" office:value="0.515" calcext:value-type="float">
            <text:p>0.5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QRT([.B66]*1.79169732368833)" office:value-type="float" office:value="0.0665308970153673" calcext:value-type="float">
            <text:p>0.066530897</text:p>
          </table:table-cell>
          <table:table-cell table:number-columns-repeated="10"/>
          <table:table-cell office:value-type="float" office:value="3202.029" calcext:value-type="float">
            <text:p>3202.029</text:p>
          </table:table-cell>
          <table:table-cell table:formula="of:=LN([.O79])" office:value-type="float" office:value="8.07153995035512" calcext:value-type="float">
            <text:p>8.0715399504</text:p>
          </table:table-cell>
          <table:table-cell/>
          <table:table-cell table:formula="of:=[.$L$65]+[.$L$66]*[.P79]+[.$L$67]*[.P79]^2+[.$L$70]" office:value-type="float" office:value="0" calcext:value-type="float">
            <text:p>0</text:p>
          </table:table-cell>
          <table:table-cell table:formula="of:=EXP([.R79])" office:value-type="float" office:value="1" calcext:value-type="float">
            <text:p>1</text:p>
          </table:table-cell>
          <table:table-cell table:formula="of:=[.R79]-[.T29]" office:value-type="float" office:value="0" calcext:value-type="float">
            <text:p>0</text:p>
          </table:table-cell>
          <table:table-cell/>
          <table:table-cell table:formula="of:=[.T79]*[.D29]/[.C29]" office:value-type="float" office:value="0" calcext:value-type="float">
            <text:p>0</text:p>
          </table:table-cell>
          <table:table-cell/>
          <table:table-cell table:formula="of:=EXP([.R79]) - [.C29]" office:value-type="float" office:value="0.54" calcext:value-type="float">
            <text:p>0.5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3253.503" calcext:value-type="float">
            <text:p>3253.503</text:p>
          </table:table-cell>
          <table:table-cell table:formula="of:=LN([.O80])" office:value-type="float" office:value="8.08748754101852" calcext:value-type="float">
            <text:p>8.087487541</text:p>
          </table:table-cell>
          <table:table-cell/>
          <table:table-cell table:formula="of:=[.$L$65]+[.$L$66]*[.P80]+[.$L$67]*[.P80]^2+[.$L$70]" office:value-type="float" office:value="0" calcext:value-type="float">
            <text:p>0</text:p>
          </table:table-cell>
          <table:table-cell table:formula="of:=EXP([.R80])" office:value-type="float" office:value="1" calcext:value-type="float">
            <text:p>1</text:p>
          </table:table-cell>
          <table:table-cell table:formula="of:=[.R80]-[.T30]" office:value-type="float" office:value="0" calcext:value-type="float">
            <text:p>0</text:p>
          </table:table-cell>
          <table:table-cell/>
          <table:table-cell table:formula="of:=[.T80]*[.D30]/[.C30]" office:value-type="float" office:value="0" calcext:value-type="float">
            <text:p>0</text:p>
          </table:table-cell>
          <table:table-cell/>
          <table:table-cell table:formula="of:=EXP([.R80]) - [.C30]" office:value-type="float" office:value="0.568" calcext:value-type="float">
            <text:p>0.56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3273.079" calcext:value-type="float">
            <text:p>3273.079</text:p>
          </table:table-cell>
          <table:table-cell table:formula="of:=LN([.O81])" office:value-type="float" office:value="8.09348641108737" calcext:value-type="float">
            <text:p>8.0934864111</text:p>
          </table:table-cell>
          <table:table-cell/>
          <table:table-cell table:formula="of:=[.$L$65]+[.$L$66]*[.P81]+[.$L$67]*[.P81]^2+[.$L$70]" office:value-type="float" office:value="0" calcext:value-type="float">
            <text:p>0</text:p>
          </table:table-cell>
          <table:table-cell table:formula="of:=EXP([.R81])" office:value-type="float" office:value="1" calcext:value-type="float">
            <text:p>1</text:p>
          </table:table-cell>
          <table:table-cell table:formula="of:=[.R81]-[.T31]" office:value-type="float" office:value="0" calcext:value-type="float">
            <text:p>0</text:p>
          </table:table-cell>
          <table:table-cell/>
          <table:table-cell table:formula="of:=[.T81]*[.D31]/[.C31]" office:value-type="float" office:value="0" calcext:value-type="float">
            <text:p>0</text:p>
          </table:table-cell>
          <table:table-cell/>
          <table:table-cell table:formula="of:=EXP([.R81]) - [.C31]" office:value-type="float" office:value="0.543" calcext:value-type="float">
            <text:p>0.54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3451.232" calcext:value-type="float">
            <text:p>3451.232</text:p>
          </table:table-cell>
          <table:table-cell table:formula="of:=LN([.O82])" office:value-type="float" office:value="8.14648654772913" calcext:value-type="float">
            <text:p>8.1464865477</text:p>
          </table:table-cell>
          <table:table-cell/>
          <table:table-cell table:formula="of:=[.$L$65]+[.$L$66]*[.P82]+[.$L$67]*[.P82]^2+[.$L$70]" office:value-type="float" office:value="0" calcext:value-type="float">
            <text:p>0</text:p>
          </table:table-cell>
          <table:table-cell table:formula="of:=EXP([.R82])" office:value-type="float" office:value="1" calcext:value-type="float">
            <text:p>1</text:p>
          </table:table-cell>
          <table:table-cell table:formula="of:=[.R82]-[.T32]" office:value-type="float" office:value="0" calcext:value-type="float">
            <text:p>0</text:p>
          </table:table-cell>
          <table:table-cell/>
          <table:table-cell table:formula="of:=[.T82]*[.D32]/[.C32]" office:value-type="float" office:value="0" calcext:value-type="float">
            <text:p>0</text:p>
          </table:table-cell>
          <table:table-cell/>
          <table:table-cell table:formula="of:=EXP([.R82]) - [.C32]" office:value-type="float" office:value="0.595" calcext:value-type="float">
            <text:p>0.595</text:p>
          </table:table-cell>
          <table:table-cell table:number-columns-repeated="7"/>
        </table:table-row>
        <table:table-row table:style-name="ro1" table:number-rows-repeated="32">
          <table:table-cell table:number-columns-repeated="31"/>
        </table:table-row>
        <table:table-row table:style-name="ro1">
          <table:table-cell table:number-columns-repeated="6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7:08:23.090464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00:56:10.712419536</meta:creation-date>
    <dc:date>2016-06-05T03:27:02.519783660</dc:date>
    <meta:editing-duration>PT18H9M11S</meta:editing-duration>
    <meta:editing-cycles>5</meta:editing-cycles>
    <meta:generator>LibreOffice/4.2.8.2$Linux_X86_64 LibreOffice_project/420m0$Build-2</meta:generator>
    <meta:document-statistic meta:table-count="1" meta:cell-count="1026" meta:object-count="0"/>
  </office:meta>
</office:document-meta>
</file>